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249pt"/>
    </style:style>
    <style:style style:name="co2" style:family="table-column">
      <style:table-column-properties fo:break-before="auto" style:column-width="90pt"/>
    </style:style>
    <style:style style:name="co3" style:family="table-column">
      <style:table-column-properties fo:break-before="auto" style:column-width="299.25pt"/>
    </style:style>
    <style:style style:name="co4" style:family="table-column">
      <style:table-column-properties fo:break-before="auto" style:column-width="198pt"/>
    </style:style>
    <style:style style:name="co5" style:family="table-column">
      <style:table-column-properties fo:break-before="auto" style:column-width="288pt"/>
    </style:style>
    <style:style style:name="co6" style:family="table-column">
      <style:table-column-properties fo:break-before="auto" style:column-width="262.49pt"/>
    </style:style>
    <style:style style:name="co7" style:family="table-column">
      <style:table-column-properties fo:break-before="auto" style:column-width="237pt"/>
    </style:style>
    <style:style style:name="co8" style:family="table-column">
      <style:table-column-properties fo:break-before="auto" style:column-width="240.7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MySQLLubmAllOpt">
      <style:table-properties table:display="true" style:writing-mode="lr-tb"/>
    </style:style>
    <style:style style:name="ta2" style:family="table" style:master-page-name="PageStyle_5f_MySQLLubmDEOnly">
      <style:table-properties table:display="true" style:writing-mode="lr-tb"/>
    </style:style>
    <style:style style:name="ta3" style:family="table" style:master-page-name="PageStyle_5f_MySQLLubmNoOpt">
      <style:table-properties table:display="true" style:writing-mode="lr-tb"/>
    </style:style>
    <style:style style:name="ta4" style:family="table" style:master-page-name="PageStyle_5f_MySQLNpdAllOpt">
      <style:table-properties table:display="true" style:writing-mode="lr-tb"/>
    </style:style>
    <style:style style:name="ta5" style:family="table" style:master-page-name="PageStyle_5f_MySQLNpdDEOnly">
      <style:table-properties table:display="true" style:writing-mode="lr-tb"/>
    </style:style>
    <style:style style:name="ta6" style:family="table" style:master-page-name="PageStyle_5f_MySQLNpdNoOpt">
      <style:table-properties table:display="true" style:writing-mode="lr-tb"/>
    </style:style>
    <style:style style:name="ta7" style:family="table" style:master-page-name="PageStyle_5f_MySQLNpdExtraAllOpt">
      <style:table-properties table:display="true" style:writing-mode="lr-tb"/>
    </style:style>
    <style:style style:name="ta8" style:family="table" style:master-page-name="PageStyle_5f_MySQLNpdExtraDEOnly">
      <style:table-properties table:display="true" style:writing-mode="lr-tb"/>
    </style:style>
    <style:style style:name="ta9" style:family="table" style:master-page-name="PageStyle_5f_MySQLNpdExtraNoOp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ySQLLubmAllOp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Query</text:p>
          </table:table-cell>
          <table:table-cell table:style-name="ce1" office:value-type="string" calcext:value-type="string">
            <text:p>Unfolding</text:p>
          </table:table-cell>
          <table:table-cell table:style-name="ce1" office:value-type="string" calcext:value-type="string">
            <text:p>Retrieving</text:p>
          </table:table-cell>
          <table:table-cell table:style-name="ce1" office:value-type="string" calcext:value-type="string">
            <text:p>Outputting</text:p>
          </table:table-cell>
          <table:table-cell table:style-name="ce1" office:value-type="string" calcext:value-type="string">
            <text:p>NoOfResults</text:p>
          </table:table-cell>
          <table:table-cell/>
          <table:table-cell table:style-name="ce3" office:value-type="string" calcext:value-type="string">
            <text:p>Total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lubm/MySQLAllOpt/lubm01.q</text:p>
          </table:table-cell>
          <table:table-cell table:style-name="ce2" office:value-type="float" office:value="8.187799" calcext:value-type="float">
            <text:p>8.187799</text:p>
          </table:table-cell>
          <table:table-cell table:style-name="ce2" office:value-type="float" office:value="280.220824" calcext:value-type="float">
            <text:p>280.220824</text:p>
          </table:table-cell>
          <table:table-cell table:style-name="ce2" office:value-type="float" office:value="0.297195" calcext:value-type="float">
            <text:p>0.297195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formula="of:=SUM([.B2:.D2])" office:value-type="float" office:value="288.705818" calcext:value-type="float">
            <text:p>288.70581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lubm/MySQLAllOpt/lubm02.q</text:p>
          </table:table-cell>
          <table:table-cell table:style-name="ce2" office:value-type="float" office:value="42.675782" calcext:value-type="float">
            <text:p>42.675782</text:p>
          </table:table-cell>
          <table:table-cell table:style-name="ce2" office:value-type="float" office:value="8431.354186" calcext:value-type="float">
            <text:p>8431.354186</text:p>
          </table:table-cell>
          <table:table-cell table:style-name="ce2" office:value-type="float" office:value="1.865069" calcext:value-type="float">
            <text:p>1.865069</text:p>
          </table:table-cell>
          <table:table-cell table:style-name="ce2" office:value-type="float" office:value="264" calcext:value-type="float">
            <text:p>264</text:p>
          </table:table-cell>
          <table:table-cell/>
          <table:table-cell table:formula="of:=SUM([.B3:.D3])" office:value-type="float" office:value="8475.895037" calcext:value-type="float">
            <text:p>8475.89503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lubm/MySQLAllOpt/lubm03.q</text:p>
          </table:table-cell>
          <table:table-cell table:style-name="ce2" office:value-type="float" office:value="2.770132" calcext:value-type="float">
            <text:p>2.770132</text:p>
          </table:table-cell>
          <table:table-cell table:style-name="ce2" office:value-type="float" office:value="210.905794" calcext:value-type="float">
            <text:p>210.905794</text:p>
          </table:table-cell>
          <table:table-cell table:style-name="ce2" office:value-type="float" office:value="0.245547" calcext:value-type="float">
            <text:p>0.245547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formula="of:=SUM([.B4:.D4])" office:value-type="float" office:value="213.921473" calcext:value-type="float">
            <text:p>213.921473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lubm/MySQLAllOpt/lubm04.q</text:p>
          </table:table-cell>
          <table:table-cell table:style-name="ce2" office:value-type="float" office:value="305.050573" calcext:value-type="float">
            <text:p>305.050573</text:p>
          </table:table-cell>
          <table:table-cell table:style-name="ce2" office:value-type="float" office:value="942.609437" calcext:value-type="float">
            <text:p>942.609437</text:p>
          </table:table-cell>
          <table:table-cell table:style-name="ce2" office:value-type="float" office:value="0.193576" calcext:value-type="float">
            <text:p>0.193576</text:p>
          </table:table-cell>
          <table:table-cell table:style-name="ce2" office:value-type="float" office:value="34" calcext:value-type="float">
            <text:p>34</text:p>
          </table:table-cell>
          <table:table-cell/>
          <table:table-cell table:formula="of:=SUM([.B5:.D5])" office:value-type="float" office:value="1247.853586" calcext:value-type="float">
            <text:p>1247.85358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lubm/MySQLAllOpt/lubm05.q</text:p>
          </table:table-cell>
          <table:table-cell table:style-name="ce2" office:value-type="float" office:value="5.320148" calcext:value-type="float">
            <text:p>5.320148</text:p>
          </table:table-cell>
          <table:table-cell table:style-name="ce2" office:value-type="float" office:value="10.535304" calcext:value-type="float">
            <text:p>10.535304</text:p>
          </table:table-cell>
          <table:table-cell table:style-name="ce2" office:value-type="float" office:value="0.926316" calcext:value-type="float">
            <text:p>0.926316</text:p>
          </table:table-cell>
          <table:table-cell table:style-name="ce2" office:value-type="float" office:value="719" calcext:value-type="float">
            <text:p>719</text:p>
          </table:table-cell>
          <table:table-cell/>
          <table:table-cell table:formula="of:=SUM([.B6:.D6])" office:value-type="float" office:value="16.781768" calcext:value-type="float">
            <text:p>16.78176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lubm/MySQLAllOpt/lubm06.q</text:p>
          </table:table-cell>
          <table:table-cell table:style-name="ce2" office:value-type="float" office:value="2.094439" calcext:value-type="float">
            <text:p>2.094439</text:p>
          </table:table-cell>
          <table:table-cell table:style-name="ce2" office:value-type="float" office:value="23755.964656" calcext:value-type="float">
            <text:p>23755.964656</text:p>
          </table:table-cell>
          <table:table-cell table:style-name="ce2" office:value-type="float" office:value="328.930895" calcext:value-type="float">
            <text:p>328.930895</text:p>
          </table:table-cell>
          <table:table-cell table:style-name="ce2" office:value-type="float" office:value="1048532" calcext:value-type="float">
            <text:p>1048532</text:p>
          </table:table-cell>
          <table:table-cell/>
          <table:table-cell table:formula="of:=SUM([.B7:.D7])" office:value-type="float" office:value="24086.98999" calcext:value-type="float">
            <text:p>24086.9899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lubm/MySQLAllOpt/lubm07.q</text:p>
          </table:table-cell>
          <table:table-cell table:style-name="ce2" office:value-type="float" office:value="49.273898" calcext:value-type="float">
            <text:p>49.273898</text:p>
          </table:table-cell>
          <table:table-cell table:style-name="ce2" office:value-type="float" office:value="201.416586" calcext:value-type="float">
            <text:p>201.416586</text:p>
          </table:table-cell>
          <table:table-cell table:style-name="ce2" office:value-type="float" office:value="0.313452" calcext:value-type="float">
            <text:p>0.313452</text:p>
          </table:table-cell>
          <table:table-cell table:style-name="ce2" office:value-type="float" office:value="67" calcext:value-type="float">
            <text:p>67</text:p>
          </table:table-cell>
          <table:table-cell/>
          <table:table-cell table:formula="of:=SUM([.B8:.D8])" office:value-type="float" office:value="251.003936" calcext:value-type="float">
            <text:p>251.00393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lubm/MySQLAllOpt/lubm08.q</text:p>
          </table:table-cell>
          <table:table-cell table:style-name="ce2" office:value-type="float" office:value="11.25984" calcext:value-type="float">
            <text:p>11.25984</text:p>
          </table:table-cell>
          <table:table-cell table:style-name="ce2" office:value-type="float" office:value="829.033912" calcext:value-type="float">
            <text:p>829.033912</text:p>
          </table:table-cell>
          <table:table-cell table:style-name="ce2" office:value-type="float" office:value="4.272304" calcext:value-type="float">
            <text:p>4.272304</text:p>
          </table:table-cell>
          <table:table-cell table:style-name="ce2" office:value-type="float" office:value="7790" calcext:value-type="float">
            <text:p>7790</text:p>
          </table:table-cell>
          <table:table-cell/>
          <table:table-cell table:formula="of:=SUM([.B9:.D9])" office:value-type="float" office:value="844.566056" calcext:value-type="float">
            <text:p>844.56605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lubm/MySQLAllOpt/lubm09.q</text:p>
          </table:table-cell>
          <table:table-cell table:style-name="ce2" office:value-type="float" office:value="115.58784" calcext:value-type="float">
            <text:p>115.58784</text:p>
          </table:table-cell>
          <table:table-cell table:style-name="ce2" office:value-type="float" office:value="259120.390852" calcext:value-type="float">
            <text:p>259120.390852</text:p>
          </table:table-cell>
          <table:table-cell table:style-name="ce2" office:value-type="float" office:value="11.888527" calcext:value-type="float">
            <text:p>11.888527</text:p>
          </table:table-cell>
          <table:table-cell table:style-name="ce2" office:value-type="float" office:value="27247" calcext:value-type="float">
            <text:p>27247</text:p>
          </table:table-cell>
          <table:table-cell/>
          <table:table-cell table:formula="of:=SUM([.B10:.D10])" office:value-type="float" office:value="259247.867219" calcext:value-type="float">
            <text:p>259247.86721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lubm/MySQLAllOpt/lubm10.q</text:p>
          </table:table-cell>
          <table:table-cell table:style-name="ce2" office:value-type="float" office:value="3.283323" calcext:value-type="float">
            <text:p>3.283323</text:p>
          </table:table-cell>
          <table:table-cell table:style-name="ce2" office:value-type="float" office:value="2.174506" calcext:value-type="float">
            <text:p>2.174506</text:p>
          </table:table-cell>
          <table:table-cell table:style-name="ce2" office:value-type="float" office:value="0.156851" calcext:value-type="float">
            <text:p>0.156851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formula="of:=SUM([.B11:.D11])" office:value-type="float" office:value="5.61468" calcext:value-type="float">
            <text:p>5.6146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lubm/MySQLAllOpt/lubm11.q</text:p>
          </table:table-cell>
          <table:table-cell table:style-name="ce2" office:value-type="float" office:value="2.200414" calcext:value-type="float">
            <text:p>2.200414</text:p>
          </table:table-cell>
          <table:table-cell table:style-name="ce2" office:value-type="float" office:value="42.972442" calcext:value-type="float">
            <text:p>42.972442</text:p>
          </table:table-cell>
          <table:table-cell table:style-name="ce2" office:value-type="float" office:value="0.219069" calcext:value-type="float">
            <text:p>0.219069</text:p>
          </table:table-cell>
          <table:table-cell table:style-name="ce2" office:value-type="float" office:value="224" calcext:value-type="float">
            <text:p>224</text:p>
          </table:table-cell>
          <table:table-cell/>
          <table:table-cell table:formula="of:=SUM([.B12:.D12])" office:value-type="float" office:value="45.391925" calcext:value-type="float">
            <text:p>45.39192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lubm/MySQLAllOpt/lubm12.q</text:p>
          </table:table-cell>
          <table:table-cell table:style-name="ce2" office:value-type="float" office:value="5.527731" calcext:value-type="float">
            <text:p>5.527731</text:p>
          </table:table-cell>
          <table:table-cell table:style-name="ce2" office:value-type="float" office:value="1.608474" calcext:value-type="float">
            <text:p>1.608474</text:p>
          </table:table-cell>
          <table:table-cell table:style-name="ce2" office:value-type="float" office:value="0.218563" calcext:value-type="float">
            <text:p>0.218563</text:p>
          </table:table-cell>
          <table:table-cell table:style-name="ce2" office:value-type="float" office:value="15" calcext:value-type="float">
            <text:p>15</text:p>
          </table:table-cell>
          <table:table-cell/>
          <table:table-cell table:formula="of:=SUM([.B13:.D13])" office:value-type="float" office:value="7.354768" calcext:value-type="float">
            <text:p>7.35476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lubm/MySQLAllOpt/lubm13.q</text:p>
          </table:table-cell>
          <table:table-cell table:style-name="ce2" office:value-type="float" office:value="2.916021" calcext:value-type="float">
            <text:p>2.916021</text:p>
          </table:table-cell>
          <table:table-cell table:style-name="ce2" office:value-type="float" office:value="124.298128" calcext:value-type="float">
            <text:p>124.298128</text:p>
          </table:table-cell>
          <table:table-cell table:style-name="ce2" office:value-type="float" office:value="0.364572" calcext:value-type="float">
            <text:p>0.364572</text:p>
          </table:table-cell>
          <table:table-cell table:style-name="ce2" office:value-type="float" office:value="472" calcext:value-type="float">
            <text:p>472</text:p>
          </table:table-cell>
          <table:table-cell/>
          <table:table-cell table:formula="of:=SUM([.B14:.D14])" office:value-type="float" office:value="127.578721" calcext:value-type="float">
            <text:p>127.57872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lubm/MySQLAllOpt/lubm14.q</text:p>
          </table:table-cell>
          <table:table-cell table:style-name="ce2" office:value-type="float" office:value="2.162819" calcext:value-type="float">
            <text:p>2.162819</text:p>
          </table:table-cell>
          <table:table-cell table:style-name="ce2" office:value-type="float" office:value="282.359563" calcext:value-type="float">
            <text:p>282.359563</text:p>
          </table:table-cell>
          <table:table-cell table:style-name="ce2" office:value-type="float" office:value="1271.346044" calcext:value-type="float">
            <text:p>1271.346044</text:p>
          </table:table-cell>
          <table:table-cell table:style-name="ce2" office:value-type="float" office:value="795970" calcext:value-type="float">
            <text:p>795970</text:p>
          </table:table-cell>
          <table:table-cell/>
          <table:table-cell table:formula="of:=SUM([.B15:.D15])" office:value-type="float" office:value="1555.868426" calcext:value-type="float">
            <text:p>1555.868426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formula="of:=SUM([.C2:.C15])" office:value-type="string" office:string-value="294235.8447" calcext:value-type="string">
            <text:p>294235.8447</text:p>
          </table:table-cell>
          <table:table-cell table:number-columns-repeated="3"/>
          <table:table-cell table:formula="of:=SUM([.G2:.G15])" office:value-type="string" office:string-value="296415.3934" calcext:value-type="string">
            <text:p>296415.3934</text:p>
          </table:table-cell>
          <table:table-cell table:number-columns-repeated="1017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ySQLLubmDEOnly" table:style-name="ta2">
        <table:table-column table:style-name="co3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Query</text:p>
          </table:table-cell>
          <table:table-cell table:style-name="ce1" office:value-type="string" calcext:value-type="string">
            <text:p>Unfolding</text:p>
          </table:table-cell>
          <table:table-cell table:style-name="ce1" office:value-type="string" calcext:value-type="string">
            <text:p>Retrieving</text:p>
          </table:table-cell>
          <table:table-cell table:style-name="ce1" office:value-type="string" calcext:value-type="string">
            <text:p>Outputting</text:p>
          </table:table-cell>
          <table:table-cell table:style-name="ce1" office:value-type="string" calcext:value-type="string">
            <text:p>NoOfResults</text:p>
          </table:table-cell>
          <table:table-cell/>
          <table:table-cell table:style-name="ce3" office:value-type="string" calcext:value-type="string">
            <text:p>Total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lubm/MySQLDeOnly/lubm01.q</text:p>
          </table:table-cell>
          <table:table-cell table:style-name="ce2" office:value-type="float" office:value="9.027002" calcext:value-type="float">
            <text:p>9.027002</text:p>
          </table:table-cell>
          <table:table-cell table:style-name="ce2" office:value-type="float" office:value="317.966285" calcext:value-type="float">
            <text:p>317.966285</text:p>
          </table:table-cell>
          <table:table-cell table:style-name="ce2" office:value-type="float" office:value="0.251935" calcext:value-type="float">
            <text:p>0.251935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formula="of:=SUM([.B2:.D2])" office:value-type="float" office:value="327.245222" calcext:value-type="float">
            <text:p>327.245222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lubm/MySQLDeOnly/lubm02.q</text:p>
          </table:table-cell>
          <table:table-cell table:style-name="ce2" office:value-type="float" office:value="72.016827" calcext:value-type="float">
            <text:p>72.016827</text:p>
          </table:table-cell>
          <table:table-cell table:style-name="ce2" office:value-type="float" office:value="8208.485348" calcext:value-type="float">
            <text:p>8208.485348</text:p>
          </table:table-cell>
          <table:table-cell table:style-name="ce2" office:value-type="float" office:value="0.813152" calcext:value-type="float">
            <text:p>0.813152</text:p>
          </table:table-cell>
          <table:table-cell table:style-name="ce2" office:value-type="float" office:value="264" calcext:value-type="float">
            <text:p>264</text:p>
          </table:table-cell>
          <table:table-cell/>
          <table:table-cell table:formula="of:=SUM([.B3:.D3])" office:value-type="float" office:value="8281.315327" calcext:value-type="float">
            <text:p>8281.31532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lubm/MySQLDeOnly/lubm03.q</text:p>
          </table:table-cell>
          <table:table-cell table:style-name="ce2" office:value-type="float" office:value="6.232456" calcext:value-type="float">
            <text:p>6.232456</text:p>
          </table:table-cell>
          <table:table-cell table:style-name="ce2" office:value-type="float" office:value="224.763841" calcext:value-type="float">
            <text:p>224.763841</text:p>
          </table:table-cell>
          <table:table-cell table:style-name="ce2" office:value-type="float" office:value="0.202527" calcext:value-type="float">
            <text:p>0.202527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formula="of:=SUM([.B4:.D4])" office:value-type="float" office:value="231.198824" calcext:value-type="float">
            <text:p>231.198824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lubm/MySQLDeOnly/lubm04.q</text:p>
          </table:table-cell>
          <table:table-cell table:style-name="ce2" office:value-type="float" office:value="483.971053" calcext:value-type="float">
            <text:p>483.971053</text:p>
          </table:table-cell>
          <table:table-cell table:style-name="ce2" office:value-type="float" office:value="6656.670442" calcext:value-type="float">
            <text:p>6656.670442</text:p>
          </table:table-cell>
          <table:table-cell table:style-name="ce2" office:value-type="float" office:value="0.270544" calcext:value-type="float">
            <text:p>0.270544</text:p>
          </table:table-cell>
          <table:table-cell table:style-name="ce2" office:value-type="float" office:value="34" calcext:value-type="float">
            <text:p>34</text:p>
          </table:table-cell>
          <table:table-cell/>
          <table:table-cell table:formula="of:=SUM([.B5:.D5])" office:value-type="float" office:value="7140.912039" calcext:value-type="float">
            <text:p>7140.91203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lubm/MySQLDeOnly/lubm05.q</text:p>
          </table:table-cell>
          <table:table-cell table:style-name="ce2" office:value-type="float" office:value="7.539045" calcext:value-type="float">
            <text:p>7.539045</text:p>
          </table:table-cell>
          <table:table-cell table:style-name="ce2" office:value-type="float" office:value="11.198854" calcext:value-type="float">
            <text:p>11.198854</text:p>
          </table:table-cell>
          <table:table-cell table:style-name="ce2" office:value-type="float" office:value="1.148532" calcext:value-type="float">
            <text:p>1.148532</text:p>
          </table:table-cell>
          <table:table-cell table:style-name="ce2" office:value-type="float" office:value="719" calcext:value-type="float">
            <text:p>719</text:p>
          </table:table-cell>
          <table:table-cell/>
          <table:table-cell table:formula="of:=SUM([.B6:.D6])" office:value-type="float" office:value="19.886431" calcext:value-type="float">
            <text:p>19.88643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lubm/MySQLDeOnly/lubm06.q</text:p>
          </table:table-cell>
          <table:table-cell table:style-name="ce2" office:value-type="float" office:value="3.04886" calcext:value-type="float">
            <text:p>3.04886</text:p>
          </table:table-cell>
          <table:table-cell table:style-name="ce2" office:value-type="float" office:value="30769.171387" calcext:value-type="float">
            <text:p>30769.171387</text:p>
          </table:table-cell>
          <table:table-cell table:style-name="ce2" office:value-type="float" office:value="243.915043" calcext:value-type="float">
            <text:p>243.915043</text:p>
          </table:table-cell>
          <table:table-cell table:style-name="ce2" office:value-type="float" office:value="1048532" calcext:value-type="float">
            <text:p>1048532</text:p>
          </table:table-cell>
          <table:table-cell/>
          <table:table-cell table:formula="of:=SUM([.B7:.D7])" office:value-type="float" office:value="31016.13529" calcext:value-type="float">
            <text:p>31016.1352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lubm/MySQLDeOnly/lubm07.q</text:p>
          </table:table-cell>
          <table:table-cell table:style-name="ce2" office:value-type="float" office:value="77.256762" calcext:value-type="float">
            <text:p>77.256762</text:p>
          </table:table-cell>
          <table:table-cell table:style-name="ce2" office:value-type="float" office:value="4929.651663" calcext:value-type="float">
            <text:p>4929.651663</text:p>
          </table:table-cell>
          <table:table-cell table:style-name="ce2" office:value-type="float" office:value="0.251818" calcext:value-type="float">
            <text:p>0.251818</text:p>
          </table:table-cell>
          <table:table-cell table:style-name="ce2" office:value-type="float" office:value="67" calcext:value-type="float">
            <text:p>67</text:p>
          </table:table-cell>
          <table:table-cell/>
          <table:table-cell table:formula="of:=SUM([.B8:.D8])" office:value-type="float" office:value="5007.160243" calcext:value-type="float">
            <text:p>5007.160243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lubm/MySQLDeOnly/lubm08.q</text:p>
          </table:table-cell>
          <table:table-cell table:style-name="ce2" office:value-type="float" office:value="16.93756" calcext:value-type="float">
            <text:p>16.93756</text:p>
          </table:table-cell>
          <table:table-cell table:style-name="ce2" office:value-type="float" office:value="13896.956949" calcext:value-type="float">
            <text:p>13896.956949</text:p>
          </table:table-cell>
          <table:table-cell table:style-name="ce2" office:value-type="float" office:value="2.298126" calcext:value-type="float">
            <text:p>2.298126</text:p>
          </table:table-cell>
          <table:table-cell table:style-name="ce2" office:value-type="float" office:value="7790" calcext:value-type="float">
            <text:p>7790</text:p>
          </table:table-cell>
          <table:table-cell/>
          <table:table-cell table:formula="of:=SUM([.B9:.D9])" office:value-type="float" office:value="13916.192635" calcext:value-type="float">
            <text:p>13916.19263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lubm/MySQLDeOnly/lubm09.q</text:p>
          </table:table-cell>
          <table:table-cell table:style-name="ce2" office:value-type="float" office:value="150.190885" calcext:value-type="float">
            <text:p>150.190885</text:p>
          </table:table-cell>
          <table:table-cell table:style-name="ce2" office:value-type="float" office:value="351366.282523" calcext:value-type="float">
            <text:p>351366.282523</text:p>
          </table:table-cell>
          <table:table-cell table:style-name="ce2" office:value-type="float" office:value="12.895562" calcext:value-type="float">
            <text:p>12.895562</text:p>
          </table:table-cell>
          <table:table-cell table:style-name="ce2" office:value-type="float" office:value="27247" calcext:value-type="float">
            <text:p>27247</text:p>
          </table:table-cell>
          <table:table-cell/>
          <table:table-cell table:formula="of:=SUM([.B10:.D10])" office:value-type="float" office:value="351529.36897" calcext:value-type="float">
            <text:p>351529.3689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lubm/MySQLDeOnly/lubm10.q</text:p>
          </table:table-cell>
          <table:table-cell table:style-name="ce2" office:value-type="float" office:value="2.992995" calcext:value-type="float">
            <text:p>2.992995</text:p>
          </table:table-cell>
          <table:table-cell table:style-name="ce2" office:value-type="float" office:value="2.428062" calcext:value-type="float">
            <text:p>2.428062</text:p>
          </table:table-cell>
          <table:table-cell table:style-name="ce2" office:value-type="float" office:value="0.160519" calcext:value-type="float">
            <text:p>0.160519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formula="of:=SUM([.B11:.D11])" office:value-type="float" office:value="5.581576" calcext:value-type="float">
            <text:p>5.58157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lubm/MySQLDeOnly/lubm11.q</text:p>
          </table:table-cell>
          <table:table-cell table:style-name="ce2" office:value-type="float" office:value="2.827898" calcext:value-type="float">
            <text:p>2.827898</text:p>
          </table:table-cell>
          <table:table-cell table:style-name="ce2" office:value-type="float" office:value="41.725268" calcext:value-type="float">
            <text:p>41.725268</text:p>
          </table:table-cell>
          <table:table-cell table:style-name="ce2" office:value-type="float" office:value="0.153316" calcext:value-type="float">
            <text:p>0.153316</text:p>
          </table:table-cell>
          <table:table-cell table:style-name="ce2" office:value-type="float" office:value="224" calcext:value-type="float">
            <text:p>224</text:p>
          </table:table-cell>
          <table:table-cell/>
          <table:table-cell table:formula="of:=SUM([.B12:.D12])" office:value-type="float" office:value="44.706482" calcext:value-type="float">
            <text:p>44.706482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lubm/MySQLDeOnly/lubm12.q</text:p>
          </table:table-cell>
          <table:table-cell table:style-name="ce2" office:value-type="float" office:value="5.417379" calcext:value-type="float">
            <text:p>5.417379</text:p>
          </table:table-cell>
          <table:table-cell table:style-name="ce2" office:value-type="float" office:value="3.897652" calcext:value-type="float">
            <text:p>3.897652</text:p>
          </table:table-cell>
          <table:table-cell table:style-name="ce2" office:value-type="float" office:value="0.365749" calcext:value-type="float">
            <text:p>0.365749</text:p>
          </table:table-cell>
          <table:table-cell table:style-name="ce2" office:value-type="float" office:value="15" calcext:value-type="float">
            <text:p>15</text:p>
          </table:table-cell>
          <table:table-cell/>
          <table:table-cell table:formula="of:=SUM([.B13:.D13])" office:value-type="float" office:value="9.68078" calcext:value-type="float">
            <text:p>9.6807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lubm/MySQLDeOnly/lubm13.q</text:p>
          </table:table-cell>
          <table:table-cell table:style-name="ce2" office:value-type="float" office:value="3.944953" calcext:value-type="float">
            <text:p>3.944953</text:p>
          </table:table-cell>
          <table:table-cell table:style-name="ce2" office:value-type="float" office:value="127.752362" calcext:value-type="float">
            <text:p>127.752362</text:p>
          </table:table-cell>
          <table:table-cell table:style-name="ce2" office:value-type="float" office:value="0.343957" calcext:value-type="float">
            <text:p>0.343957</text:p>
          </table:table-cell>
          <table:table-cell table:style-name="ce2" office:value-type="float" office:value="472" calcext:value-type="float">
            <text:p>472</text:p>
          </table:table-cell>
          <table:table-cell/>
          <table:table-cell table:formula="of:=SUM([.B14:.D14])" office:value-type="float" office:value="132.041272" calcext:value-type="float">
            <text:p>132.041272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lubm/MySQLDeOnly/lubm14.q</text:p>
          </table:table-cell>
          <table:table-cell table:style-name="ce2" office:value-type="float" office:value="1.95562" calcext:value-type="float">
            <text:p>1.95562</text:p>
          </table:table-cell>
          <table:table-cell table:style-name="ce2" office:value-type="float" office:value="5865.137928" calcext:value-type="float">
            <text:p>5865.137928</text:p>
          </table:table-cell>
          <table:table-cell table:style-name="ce2" office:value-type="float" office:value="243.238603" calcext:value-type="float">
            <text:p>243.238603</text:p>
          </table:table-cell>
          <table:table-cell table:style-name="ce2" office:value-type="float" office:value="795970" calcext:value-type="float">
            <text:p>795970</text:p>
          </table:table-cell>
          <table:table-cell/>
          <table:table-cell table:formula="of:=SUM([.B15:.D15])" office:value-type="float" office:value="6110.332151" calcext:value-type="float">
            <text:p>6110.332151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6"/>
          <table:table-cell table:formula="of:=SUM([.G2:.G15])" office:value-type="string" office:string-value="423771.7572" calcext:value-type="string">
            <text:p>423771.7572</text:p>
          </table:table-cell>
          <table:table-cell table:number-columns-repeated="1017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ySQLLubmNoOpt" table:style-name="ta3">
        <table:table-column table:style-name="co2" table:number-columns-repeated="1024" table:default-cell-style-name="Default"/>
        <table:table-row table:style-name="ro1">
          <table:table-cell table:style-name="ce1" office:value-type="string" calcext:value-type="string">
            <text:p>Query</text:p>
          </table:table-cell>
          <table:table-cell table:style-name="ce1" office:value-type="string" calcext:value-type="string">
            <text:p>Unfolding</text:p>
          </table:table-cell>
          <table:table-cell table:style-name="ce1" office:value-type="string" calcext:value-type="string">
            <text:p>Retrieving</text:p>
          </table:table-cell>
          <table:table-cell table:style-name="ce1" office:value-type="string" calcext:value-type="string">
            <text:p>Outputting</text:p>
          </table:table-cell>
          <table:table-cell table:style-name="ce1" office:value-type="string" calcext:value-type="string">
            <text:p>NoOfResults</text:p>
          </table:table-cell>
          <table:table-cell/>
          <table:table-cell table:style-name="ce3" office:value-type="string" calcext:value-type="string">
            <text:p>Total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lubm/MySQLNoOpt/lubm01.q</text:p>
          </table:table-cell>
          <table:table-cell table:style-name="ce2" office:value-type="float" office:value="2.523153" calcext:value-type="float">
            <text:p>2.523153</text:p>
          </table:table-cell>
          <table:table-cell table:style-name="ce2" office:value-type="float" office:value="794.560187" calcext:value-type="float">
            <text:p>794.560187</text:p>
          </table:table-cell>
          <table:table-cell table:style-name="ce2" office:value-type="float" office:value="0.289601" calcext:value-type="float">
            <text:p>0.289601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formula="of:=SUM([.B2:.D2])" office:value-type="float" office:value="797.372941" calcext:value-type="float">
            <text:p>797.37294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lubm/MySQLNoOpt/lubm02.q</text:p>
          </table:table-cell>
          <table:table-cell table:style-name="ce2" office:value-type="float" office:value="36.845995" calcext:value-type="float">
            <text:p>36.845995</text:p>
          </table:table-cell>
          <table:table-cell table:style-name="ce2" office:value-type="float" office:value="488058.25632" calcext:value-type="float">
            <text:p>488058.25632</text:p>
          </table:table-cell>
          <table:table-cell table:style-name="ce2" office:value-type="float" office:value="2.981921" calcext:value-type="float">
            <text:p>2.981921</text:p>
          </table:table-cell>
          <table:table-cell table:style-name="ce2" office:value-type="float" office:value="264" calcext:value-type="float">
            <text:p>264</text:p>
          </table:table-cell>
          <table:table-cell/>
          <table:table-cell table:formula="of:=SUM([.B3:.D3])" office:value-type="float" office:value="488098.084236" calcext:value-type="float">
            <text:p>488098.08423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lubm/MySQLNoOpt/lubm03.q</text:p>
          </table:table-cell>
          <table:table-cell table:style-name="ce2" office:value-type="float" office:value="4.200412" calcext:value-type="float">
            <text:p>4.200412</text:p>
          </table:table-cell>
          <table:table-cell table:style-name="ce2" office:value-type="float" office:value="270.241508" calcext:value-type="float">
            <text:p>270.241508</text:p>
          </table:table-cell>
          <table:table-cell table:style-name="ce2" office:value-type="float" office:value="0.326633" calcext:value-type="float">
            <text:p>0.326633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formula="of:=SUM([.B4:.D4])" office:value-type="float" office:value="274.768553" calcext:value-type="float">
            <text:p>274.768553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lubm/MySQLNoOpt/lubm04.q</text:p>
          </table:table-cell>
          <table:table-cell table:style-name="ce2" office:value-type="float" office:value="261.570772" calcext:value-type="float">
            <text:p>261.570772</text:p>
          </table:table-cell>
          <table:table-cell table:style-name="ce2" office:value-type="float" office:value="6869.408426" calcext:value-type="float">
            <text:p>6869.408426</text:p>
          </table:table-cell>
          <table:table-cell table:style-name="ce2" office:value-type="float" office:value="0.476675" calcext:value-type="float">
            <text:p>0.476675</text:p>
          </table:table-cell>
          <table:table-cell table:style-name="ce2" office:value-type="float" office:value="34" calcext:value-type="float">
            <text:p>34</text:p>
          </table:table-cell>
          <table:table-cell/>
          <table:table-cell table:formula="of:=SUM([.B5:.D5])" office:value-type="float" office:value="7131.455873" calcext:value-type="float">
            <text:p>7131.455873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lubm/MySQLNoOpt/lubm05.q</text:p>
          </table:table-cell>
          <table:table-cell table:style-name="ce2" office:value-type="float" office:value="5.071405" calcext:value-type="float">
            <text:p>5.071405</text:p>
          </table:table-cell>
          <table:table-cell table:style-name="ce2" office:value-type="float" office:value="15.035751" calcext:value-type="float">
            <text:p>15.035751</text:p>
          </table:table-cell>
          <table:table-cell table:style-name="ce2" office:value-type="float" office:value="2.77938" calcext:value-type="float">
            <text:p>2.77938</text:p>
          </table:table-cell>
          <table:table-cell table:style-name="ce2" office:value-type="float" office:value="719" calcext:value-type="float">
            <text:p>719</text:p>
          </table:table-cell>
          <table:table-cell/>
          <table:table-cell table:formula="of:=SUM([.B6:.D6])" office:value-type="float" office:value="22.886536" calcext:value-type="float">
            <text:p>22.88653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lubm/MySQLNoOpt/lubm06.q</text:p>
          </table:table-cell>
          <table:table-cell table:style-name="ce2" office:value-type="float" office:value="1.717044" calcext:value-type="float">
            <text:p>1.717044</text:p>
          </table:table-cell>
          <table:table-cell table:style-name="ce2" office:value-type="float" office:value="30890.632898" calcext:value-type="float">
            <text:p>30890.632898</text:p>
          </table:table-cell>
          <table:table-cell table:style-name="ce2" office:value-type="float" office:value="224.956482" calcext:value-type="float">
            <text:p>224.956482</text:p>
          </table:table-cell>
          <table:table-cell table:style-name="ce2" office:value-type="float" office:value="1048532" calcext:value-type="float">
            <text:p>1048532</text:p>
          </table:table-cell>
          <table:table-cell/>
          <table:table-cell table:formula="of:=SUM([.B7:.D7])" office:value-type="float" office:value="31117.306424" calcext:value-type="float">
            <text:p>31117.306424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lubm/MySQLNoOpt/lubm07.q</text:p>
          </table:table-cell>
          <table:table-cell table:style-name="ce2" office:value-type="float" office:value="29.614725" calcext:value-type="float">
            <text:p>29.614725</text:p>
          </table:table-cell>
          <table:table-cell table:style-name="ce2" office:value-type="float" office:value="3347.421955" calcext:value-type="float">
            <text:p>3347.421955</text:p>
          </table:table-cell>
          <table:table-cell table:style-name="ce2" office:value-type="float" office:value="0.274631" calcext:value-type="float">
            <text:p>0.274631</text:p>
          </table:table-cell>
          <table:table-cell table:style-name="ce2" office:value-type="float" office:value="67" calcext:value-type="float">
            <text:p>67</text:p>
          </table:table-cell>
          <table:table-cell/>
          <table:table-cell table:formula="of:=SUM([.B8:.D8])" office:value-type="float" office:value="3377.311311" calcext:value-type="float">
            <text:p>3377.31131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lubm/MySQLNoOpt/lubm08.q</text:p>
          </table:table-cell>
          <table:table-cell table:style-name="ce2" office:value-type="float" office:value="9.393512" calcext:value-type="float">
            <text:p>9.393512</text:p>
          </table:table-cell>
          <table:table-cell table:style-name="ce2" office:value-type="float" office:value="13600.639074" calcext:value-type="float">
            <text:p>13600.639074</text:p>
          </table:table-cell>
          <table:table-cell table:style-name="ce2" office:value-type="float" office:value="2.026761" calcext:value-type="float">
            <text:p>2.026761</text:p>
          </table:table-cell>
          <table:table-cell table:style-name="ce2" office:value-type="float" office:value="7790" calcext:value-type="float">
            <text:p>7790</text:p>
          </table:table-cell>
          <table:table-cell/>
          <table:table-cell table:formula="of:=SUM([.B9:.D9])" office:value-type="float" office:value="13612.059347" calcext:value-type="float">
            <text:p>13612.05934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lubm/MySQLNoOpt/lubm09.q</text:p>
          </table:table-cell>
          <table:table-cell table:style-name="ce2" office:value-type="float" office:value="66.602681" calcext:value-type="float">
            <text:p>66.602681</text:p>
          </table:table-cell>
          <table:table-cell table:style-name="ce1" office:value-type="string" calcext:value-type="string">
            <text:p>execution error or timeout 20min</text:p>
          </table:table-cell>
          <table:table-cell table:style-name="ce2" office:value-type="float" office:value="-1" calcext:value-type="float">
            <text:p>-1</text:p>
          </table:table-cell>
          <table:table-cell table:style-name="ce1"/>
          <table:table-cell/>
          <table:table-cell table:formula="of:=SUM([.B10:.D10])" office:value-type="float" office:value="65.602681" calcext:value-type="float">
            <text:p>65.60268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lubm/MySQLNoOpt/lubm10.q</text:p>
          </table:table-cell>
          <table:table-cell table:style-name="ce2" office:value-type="float" office:value="1.823913" calcext:value-type="float">
            <text:p>1.823913</text:p>
          </table:table-cell>
          <table:table-cell table:style-name="ce2" office:value-type="float" office:value="2.448779" calcext:value-type="float">
            <text:p>2.448779</text:p>
          </table:table-cell>
          <table:table-cell table:style-name="ce2" office:value-type="float" office:value="0.495458" calcext:value-type="float">
            <text:p>0.495458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formula="of:=SUM([.B11:.D11])" office:value-type="float" office:value="4.76815" calcext:value-type="float">
            <text:p>4.7681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lubm/MySQLNoOpt/lubm11.q</text:p>
          </table:table-cell>
          <table:table-cell table:style-name="ce2" office:value-type="float" office:value="1.579996" calcext:value-type="float">
            <text:p>1.579996</text:p>
          </table:table-cell>
          <table:table-cell table:style-name="ce2" office:value-type="float" office:value="45.112031" calcext:value-type="float">
            <text:p>45.112031</text:p>
          </table:table-cell>
          <table:table-cell table:style-name="ce2" office:value-type="float" office:value="0.624413" calcext:value-type="float">
            <text:p>0.624413</text:p>
          </table:table-cell>
          <table:table-cell table:style-name="ce2" office:value-type="float" office:value="224" calcext:value-type="float">
            <text:p>224</text:p>
          </table:table-cell>
          <table:table-cell/>
          <table:table-cell table:formula="of:=SUM([.B12:.D12])" office:value-type="float" office:value="47.31644" calcext:value-type="float">
            <text:p>47.31644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lubm/MySQLNoOpt/lubm12.q</text:p>
          </table:table-cell>
          <table:table-cell table:style-name="ce2" office:value-type="float" office:value="2.622063" calcext:value-type="float">
            <text:p>2.622063</text:p>
          </table:table-cell>
          <table:table-cell table:style-name="ce2" office:value-type="float" office:value="3.419469" calcext:value-type="float">
            <text:p>3.419469</text:p>
          </table:table-cell>
          <table:table-cell table:style-name="ce2" office:value-type="float" office:value="0.103869" calcext:value-type="float">
            <text:p>0.103869</text:p>
          </table:table-cell>
          <table:table-cell table:style-name="ce2" office:value-type="float" office:value="15" calcext:value-type="float">
            <text:p>15</text:p>
          </table:table-cell>
          <table:table-cell/>
          <table:table-cell table:formula="of:=SUM([.B13:.D13])" office:value-type="float" office:value="6.145401" calcext:value-type="float">
            <text:p>6.14540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lubm/MySQLNoOpt/lubm13.q</text:p>
          </table:table-cell>
          <table:table-cell table:style-name="ce2" office:value-type="float" office:value="4.192542" calcext:value-type="float">
            <text:p>4.192542</text:p>
          </table:table-cell>
          <table:table-cell table:style-name="ce2" office:value-type="float" office:value="132.707026" calcext:value-type="float">
            <text:p>132.707026</text:p>
          </table:table-cell>
          <table:table-cell table:style-name="ce2" office:value-type="float" office:value="0.287207" calcext:value-type="float">
            <text:p>0.287207</text:p>
          </table:table-cell>
          <table:table-cell table:style-name="ce2" office:value-type="float" office:value="472" calcext:value-type="float">
            <text:p>472</text:p>
          </table:table-cell>
          <table:table-cell/>
          <table:table-cell table:formula="of:=SUM([.B14:.D14])" office:value-type="float" office:value="137.186775" calcext:value-type="float">
            <text:p>137.18677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lubm/MySQLNoOpt/lubm14.q</text:p>
          </table:table-cell>
          <table:table-cell table:style-name="ce2" office:value-type="float" office:value="1.260695" calcext:value-type="float">
            <text:p>1.260695</text:p>
          </table:table-cell>
          <table:table-cell table:style-name="ce2" office:value-type="float" office:value="6016.953604" calcext:value-type="float">
            <text:p>6016.953604</text:p>
          </table:table-cell>
          <table:table-cell table:style-name="ce2" office:value-type="float" office:value="152.925485" calcext:value-type="float">
            <text:p>152.925485</text:p>
          </table:table-cell>
          <table:table-cell table:style-name="ce2" office:value-type="float" office:value="795970" calcext:value-type="float">
            <text:p>795970</text:p>
          </table:table-cell>
          <table:table-cell/>
          <table:table-cell table:formula="of:=SUM([.B15:.D15])" office:value-type="float" office:value="6171.139784" calcext:value-type="float">
            <text:p>6171.139784</text:p>
          </table:table-cell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number-columns-repeated="2"/>
          <table:table-cell table:formula="of:=SUM([.C2:.C15])" office:value-type="string" office:string-value="550046.837" calcext:value-type="string">
            <text:p>550046.837</text:p>
          </table:table-cell>
          <table:table-cell table:number-columns-repeated="3"/>
          <table:table-cell table:formula="of:=SUM([.G2:.G15])" office:value-type="string" office:string-value="550863.4045" calcext:value-type="string">
            <text:p>550863.4045</text:p>
          </table:table-cell>
          <table:table-cell table:number-columns-repeated="1017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ySQLNpdAllOpt" table:style-name="ta4">
        <table:table-column table:style-name="co4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Query</text:p>
          </table:table-cell>
          <table:table-cell table:style-name="ce1" office:value-type="string" calcext:value-type="string">
            <text:p>Unfolding</text:p>
          </table:table-cell>
          <table:table-cell table:style-name="ce1" office:value-type="string" calcext:value-type="string">
            <text:p>Retrieving</text:p>
          </table:table-cell>
          <table:table-cell table:style-name="ce1" office:value-type="string" calcext:value-type="string">
            <text:p>Outputting</text:p>
          </table:table-cell>
          <table:table-cell table:style-name="ce1" office:value-type="string" calcext:value-type="string">
            <text:p>NoOfResults</text:p>
          </table:table-cell>
          <table:table-cell/>
          <table:table-cell table:style-name="ce3" office:value-type="string" calcext:value-type="string">
            <text:p>Total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npd/MySQLAllOpt/01.q</text:p>
          </table:table-cell>
          <table:table-cell table:style-name="ce2" office:value-type="float" office:value="170.798794" calcext:value-type="float">
            <text:p>170.798794</text:p>
          </table:table-cell>
          <table:table-cell table:style-name="ce2" office:value-type="float" office:value="9817.181411" calcext:value-type="float">
            <text:p>9817.181411</text:p>
          </table:table-cell>
          <table:table-cell table:style-name="ce2" office:value-type="float" office:value="1829.027066" calcext:value-type="float">
            <text:p>1829.027066</text:p>
          </table:table-cell>
          <table:table-cell table:style-name="ce2" office:value-type="float" office:value="1627744" calcext:value-type="float">
            <text:p>1627744</text:p>
          </table:table-cell>
          <table:table-cell/>
          <table:table-cell table:formula="of:=SUM([.B2:.D2])" office:value-type="float" office:value="11817.007271" calcext:value-type="float">
            <text:p>11817.00727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npd/MySQLAllOpt/02.q</text:p>
          </table:table-cell>
          <table:table-cell table:style-name="ce2" office:value-type="float" office:value="19.374407" calcext:value-type="float">
            <text:p>19.374407</text:p>
          </table:table-cell>
          <table:table-cell table:style-name="ce2" office:value-type="float" office:value="2334.904476" calcext:value-type="float">
            <text:p>2334.904476</text:p>
          </table:table-cell>
          <table:table-cell table:style-name="ce2" office:value-type="float" office:value="324.233663" calcext:value-type="float">
            <text:p>324.233663</text:p>
          </table:table-cell>
          <table:table-cell table:style-name="ce2" office:value-type="float" office:value="172751" calcext:value-type="float">
            <text:p>172751</text:p>
          </table:table-cell>
          <table:table-cell/>
          <table:table-cell table:formula="of:=SUM([.B3:.D3])" office:value-type="float" office:value="2678.512546" calcext:value-type="float">
            <text:p>2678.51254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npd/MySQLAllOpt/03.q</text:p>
          </table:table-cell>
          <table:table-cell table:style-name="ce2" office:value-type="float" office:value="8.726521" calcext:value-type="float">
            <text:p>8.726521</text:p>
          </table:table-cell>
          <table:table-cell table:style-name="ce2" office:value-type="float" office:value="469.642278" calcext:value-type="float">
            <text:p>469.642278</text:p>
          </table:table-cell>
          <table:table-cell table:style-name="ce2" office:value-type="float" office:value="133.455427" calcext:value-type="float">
            <text:p>133.455427</text:p>
          </table:table-cell>
          <table:table-cell table:style-name="ce2" office:value-type="float" office:value="83737" calcext:value-type="float">
            <text:p>83737</text:p>
          </table:table-cell>
          <table:table-cell/>
          <table:table-cell table:formula="of:=SUM([.B4:.D4])" office:value-type="float" office:value="611.824226" calcext:value-type="float">
            <text:p>611.82422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npd/MySQLAllOpt/04.q</text:p>
          </table:table-cell>
          <table:table-cell table:style-name="ce2" office:value-type="float" office:value="16.988095" calcext:value-type="float">
            <text:p>16.988095</text:p>
          </table:table-cell>
          <table:table-cell table:style-name="ce2" office:value-type="float" office:value="71046.099887" calcext:value-type="float">
            <text:p>71046.099887</text:p>
          </table:table-cell>
          <table:table-cell table:style-name="ce2" office:value-type="float" office:value="2684.444915" calcext:value-type="float">
            <text:p>2684.444915</text:p>
          </table:table-cell>
          <table:table-cell table:style-name="ce2" office:value-type="float" office:value="1627744" calcext:value-type="float">
            <text:p>1627744</text:p>
          </table:table-cell>
          <table:table-cell/>
          <table:table-cell table:formula="of:=SUM([.B5:.D5])" office:value-type="float" office:value="73747.532897" calcext:value-type="float">
            <text:p>73747.53289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npd/MySQLAllOpt/05.q</text:p>
          </table:table-cell>
          <table:table-cell table:style-name="ce2" office:value-type="float" office:value="10.859899" calcext:value-type="float">
            <text:p>10.859899</text:p>
          </table:table-cell>
          <table:table-cell table:style-name="ce2" office:value-type="float" office:value="40.43451" calcext:value-type="float">
            <text:p>40.43451</text:p>
          </table:table-cell>
          <table:table-cell table:style-name="ce2" office:value-type="float" office:value="0.157595" calcext:value-type="float">
            <text:p>0.157595</text:p>
          </table:table-cell>
          <table:table-cell table:style-name="ce2" office:value-type="float" office:value="193" calcext:value-type="float">
            <text:p>193</text:p>
          </table:table-cell>
          <table:table-cell/>
          <table:table-cell table:formula="of:=SUM([.B6:.D6])" office:value-type="float" office:value="51.452004" calcext:value-type="float">
            <text:p>51.452004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npd/MySQLAllOpt/06.q</text:p>
          </table:table-cell>
          <table:table-cell table:style-name="ce2" office:value-type="float" office:value="217.780422" calcext:value-type="float">
            <text:p>217.780422</text:p>
          </table:table-cell>
          <table:table-cell table:style-name="ce2" office:value-type="float" office:value="73675.083008" calcext:value-type="float">
            <text:p>73675.083008</text:p>
          </table:table-cell>
          <table:table-cell table:style-name="ce2" office:value-type="float" office:value="2074.420737" calcext:value-type="float">
            <text:p>2074.420737</text:p>
          </table:table-cell>
          <table:table-cell table:style-name="ce2" office:value-type="float" office:value="1231564" calcext:value-type="float">
            <text:p>1231564</text:p>
          </table:table-cell>
          <table:table-cell/>
          <table:table-cell table:formula="of:=SUM([.B7:.D7])" office:value-type="float" office:value="75967.284167" calcext:value-type="float">
            <text:p>75967.28416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npd/MySQLAllOpt/07.q</text:p>
          </table:table-cell>
          <table:table-cell table:style-name="ce2" office:value-type="float" office:value="13.638883" calcext:value-type="float">
            <text:p>13.638883</text:p>
          </table:table-cell>
          <table:table-cell table:style-name="ce2" office:value-type="float" office:value="1374.689975" calcext:value-type="float">
            <text:p>1374.689975</text:p>
          </table:table-cell>
          <table:table-cell table:style-name="ce2" office:value-type="float" office:value="1.209722" calcext:value-type="float">
            <text:p>1.209722</text:p>
          </table:table-cell>
          <table:table-cell table:style-name="ce2" office:value-type="float" office:value="180" calcext:value-type="float">
            <text:p>180</text:p>
          </table:table-cell>
          <table:table-cell/>
          <table:table-cell table:formula="of:=SUM([.B8:.D8])" office:value-type="float" office:value="1389.53858" calcext:value-type="float">
            <text:p>1389.5385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npd/MySQLAllOpt/08.q</text:p>
          </table:table-cell>
          <table:table-cell table:style-name="ce2" office:value-type="float" office:value="6.809925" calcext:value-type="float">
            <text:p>6.809925</text:p>
          </table:table-cell>
          <table:table-cell table:style-name="ce2" office:value-type="float" office:value="471.067647" calcext:value-type="float">
            <text:p>471.067647</text:p>
          </table:table-cell>
          <table:table-cell table:style-name="ce2" office:value-type="float" office:value="3.257511" calcext:value-type="float">
            <text:p>3.257511</text:p>
          </table:table-cell>
          <table:table-cell table:style-name="ce2" office:value-type="float" office:value="5974" calcext:value-type="float">
            <text:p>5974</text:p>
          </table:table-cell>
          <table:table-cell/>
          <table:table-cell table:formula="of:=SUM([.B9:.D9])" office:value-type="float" office:value="481.135083" calcext:value-type="float">
            <text:p>481.135083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npd/MySQLAllOpt/09.q</text:p>
          </table:table-cell>
          <table:table-cell table:style-name="ce2" office:value-type="float" office:value="94.214447" calcext:value-type="float">
            <text:p>94.214447</text:p>
          </table:table-cell>
          <table:table-cell table:style-name="ce2" office:value-type="float" office:value="8375.590909" calcext:value-type="float">
            <text:p>8375.590909</text:p>
          </table:table-cell>
          <table:table-cell table:style-name="ce2" office:value-type="float" office:value="19.554875" calcext:value-type="float">
            <text:p>19.554875</text:p>
          </table:table-cell>
          <table:table-cell table:style-name="ce2" office:value-type="float" office:value="12750" calcext:value-type="float">
            <text:p>12750</text:p>
          </table:table-cell>
          <table:table-cell/>
          <table:table-cell table:formula="of:=SUM([.B10:.D10])" office:value-type="float" office:value="8489.360231" calcext:value-type="float">
            <text:p>8489.36023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npd/MySQLAllOpt/10.q</text:p>
          </table:table-cell>
          <table:table-cell table:style-name="ce2" office:value-type="float" office:value="111.790462" calcext:value-type="float">
            <text:p>111.790462</text:p>
          </table:table-cell>
          <table:table-cell table:style-name="ce2" office:value-type="float" office:value="2053.973603" calcext:value-type="float">
            <text:p>2053.973603</text:p>
          </table:table-cell>
          <table:table-cell table:style-name="ce2" office:value-type="float" office:value="115.230175" calcext:value-type="float">
            <text:p>115.230175</text:p>
          </table:table-cell>
          <table:table-cell table:style-name="ce2" office:value-type="float" office:value="79512" calcext:value-type="float">
            <text:p>79512</text:p>
          </table:table-cell>
          <table:table-cell/>
          <table:table-cell table:formula="of:=SUM([.B11:.D11])" office:value-type="float" office:value="2280.99424" calcext:value-type="float">
            <text:p>2280.99424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npd/MySQLAllOpt/11.q</text:p>
          </table:table-cell>
          <table:table-cell table:style-name="ce2" office:value-type="float" office:value="80.594112" calcext:value-type="float">
            <text:p>80.594112</text:p>
          </table:table-cell>
          <table:table-cell table:style-name="ce2" office:value-type="float" office:value="49713.090383" calcext:value-type="float">
            <text:p>49713.090383</text:p>
          </table:table-cell>
          <table:table-cell table:style-name="ce2" office:value-type="float" office:value="689.770901" calcext:value-type="float">
            <text:p>689.770901</text:p>
          </table:table-cell>
          <table:table-cell table:style-name="ce2" office:value-type="float" office:value="418056" calcext:value-type="float">
            <text:p>418056</text:p>
          </table:table-cell>
          <table:table-cell/>
          <table:table-cell table:formula="of:=SUM([.B12:.D12])" office:value-type="float" office:value="50483.455396" calcext:value-type="float">
            <text:p>50483.45539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npd/MySQLAllOpt/12.q</text:p>
          </table:table-cell>
          <table:table-cell table:style-name="ce2" office:value-type="float" office:value="143.33987" calcext:value-type="float">
            <text:p>143.33987</text:p>
          </table:table-cell>
          <table:table-cell table:style-name="ce2" office:value-type="float" office:value="99436.924238" calcext:value-type="float">
            <text:p>99436.924238</text:p>
          </table:table-cell>
          <table:table-cell table:style-name="ce2" office:value-type="float" office:value="1413.830484" calcext:value-type="float">
            <text:p>1413.830484</text:p>
          </table:table-cell>
          <table:table-cell table:style-name="ce2" office:value-type="float" office:value="838430" calcext:value-type="float">
            <text:p>838430</text:p>
          </table:table-cell>
          <table:table-cell/>
          <table:table-cell table:formula="of:=SUM([.B13:.D13])" office:value-type="float" office:value="100994.094592" calcext:value-type="float">
            <text:p>100994.094592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npd/MySQLAllOpt/22.q</text:p>
          </table:table-cell>
          <table:table-cell table:style-name="ce2" office:value-type="float" office:value="9.086711" calcext:value-type="float">
            <text:p>9.086711</text:p>
          </table:table-cell>
          <table:table-cell table:style-name="ce2" office:value-type="float" office:value="7191.333597" calcext:value-type="float">
            <text:p>7191.333597</text:p>
          </table:table-cell>
          <table:table-cell table:style-name="ce2" office:value-type="float" office:value="307.695566" calcext:value-type="float">
            <text:p>307.695566</text:p>
          </table:table-cell>
          <table:table-cell table:style-name="ce2" office:value-type="float" office:value="1113200" calcext:value-type="float">
            <text:p>1113200</text:p>
          </table:table-cell>
          <table:table-cell/>
          <table:table-cell table:formula="of:=SUM([.B14:.D14])" office:value-type="float" office:value="7508.115874" calcext:value-type="float">
            <text:p>7508.115874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npd/MySQLAllOpt/23.q</text:p>
          </table:table-cell>
          <table:table-cell table:style-name="ce2" office:value-type="float" office:value="6.364658" calcext:value-type="float">
            <text:p>6.364658</text:p>
          </table:table-cell>
          <table:table-cell table:style-name="ce2" office:value-type="float" office:value="4565.99513" calcext:value-type="float">
            <text:p>4565.99513</text:p>
          </table:table-cell>
          <table:table-cell table:style-name="ce2" office:value-type="float" office:value="1627.558396" calcext:value-type="float">
            <text:p>1627.558396</text:p>
          </table:table-cell>
          <table:table-cell table:style-name="ce2" office:value-type="float" office:value="763400" calcext:value-type="float">
            <text:p>763400</text:p>
          </table:table-cell>
          <table:table-cell/>
          <table:table-cell table:formula="of:=SUM([.B15:.D15])" office:value-type="float" office:value="6199.918184" calcext:value-type="float">
            <text:p>6199.918184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npd/MySQLAllOpt/24.q</text:p>
          </table:table-cell>
          <table:table-cell table:style-name="ce2" office:value-type="float" office:value="4.025255" calcext:value-type="float">
            <text:p>4.025255</text:p>
          </table:table-cell>
          <table:table-cell table:style-name="ce2" office:value-type="float" office:value="2865.798968" calcext:value-type="float">
            <text:p>2865.798968</text:p>
          </table:table-cell>
          <table:table-cell table:style-name="ce2" office:value-type="float" office:value="117.420742" calcext:value-type="float">
            <text:p>117.420742</text:p>
          </table:table-cell>
          <table:table-cell table:style-name="ce2" office:value-type="float" office:value="147400" calcext:value-type="float">
            <text:p>147400</text:p>
          </table:table-cell>
          <table:table-cell/>
          <table:table-cell table:formula="of:=SUM([.B16:.D16])" office:value-type="float" office:value="2987.244965" calcext:value-type="float">
            <text:p>2987.24496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npd/MySQLAllOpt/25.q</text:p>
          </table:table-cell>
          <table:table-cell table:style-name="ce2" office:value-type="float" office:value="2.812779" calcext:value-type="float">
            <text:p>2.812779</text:p>
          </table:table-cell>
          <table:table-cell table:style-name="ce2" office:value-type="float" office:value="7512.906677" calcext:value-type="float">
            <text:p>7512.906677</text:p>
          </table:table-cell>
          <table:table-cell table:style-name="ce2" office:value-type="float" office:value="5865.549113" calcext:value-type="float">
            <text:p>5865.549113</text:p>
          </table:table-cell>
          <table:table-cell table:style-name="ce2" office:value-type="float" office:value="1725400" calcext:value-type="float">
            <text:p>1725400</text:p>
          </table:table-cell>
          <table:table-cell/>
          <table:table-cell table:formula="of:=SUM([.B17:.D17])" office:value-type="float" office:value="13381.268569" calcext:value-type="float">
            <text:p>13381.26856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npd/MySQLAllOpt/28.q</text:p>
          </table:table-cell>
          <table:table-cell table:style-name="ce2" office:value-type="float" office:value="25.65248" calcext:value-type="float">
            <text:p>25.65248</text:p>
          </table:table-cell>
          <table:table-cell table:style-name="ce2" office:value-type="float" office:value="43672.484109" calcext:value-type="float">
            <text:p>43672.484109</text:p>
          </table:table-cell>
          <table:table-cell table:style-name="ce2" office:value-type="float" office:value="1522.295512" calcext:value-type="float">
            <text:p>1522.295512</text:p>
          </table:table-cell>
          <table:table-cell table:style-name="ce2" office:value-type="float" office:value="2141968" calcext:value-type="float">
            <text:p>2141968</text:p>
          </table:table-cell>
          <table:table-cell/>
          <table:table-cell table:formula="of:=SUM([.B18:.D18])" office:value-type="float" office:value="45220.432101" calcext:value-type="float">
            <text:p>45220.43210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npd/MySQLAllOpt/29.q</text:p>
          </table:table-cell>
          <table:table-cell table:style-name="ce2" office:value-type="float" office:value="108.003478" calcext:value-type="float">
            <text:p>108.003478</text:p>
          </table:table-cell>
          <table:table-cell table:style-name="ce2" office:value-type="float" office:value="57356.42221" calcext:value-type="float">
            <text:p>57356.42221</text:p>
          </table:table-cell>
          <table:table-cell table:style-name="ce2" office:value-type="float" office:value="1734.372134" calcext:value-type="float">
            <text:p>1734.372134</text:p>
          </table:table-cell>
          <table:table-cell table:style-name="ce2" office:value-type="float" office:value="419834" calcext:value-type="float">
            <text:p>419834</text:p>
          </table:table-cell>
          <table:table-cell/>
          <table:table-cell table:formula="of:=SUM([.B19:.D19])" office:value-type="float" office:value="59198.797822" calcext:value-type="float">
            <text:p>59198.797822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npd/MySQLAllOpt/30.q</text:p>
          </table:table-cell>
          <table:table-cell table:style-name="ce2" office:value-type="float" office:value="151.123318" calcext:value-type="float">
            <text:p>151.123318</text:p>
          </table:table-cell>
          <table:table-cell table:style-name="ce2" office:value-type="float" office:value="102986.784694" calcext:value-type="float">
            <text:p>102986.784694</text:p>
          </table:table-cell>
          <table:table-cell table:style-name="ce2" office:value-type="float" office:value="359.31397" calcext:value-type="float">
            <text:p>359.31397</text:p>
          </table:table-cell>
          <table:table-cell table:style-name="ce2" office:value-type="float" office:value="705984" calcext:value-type="float">
            <text:p>705984</text:p>
          </table:table-cell>
          <table:table-cell/>
          <table:table-cell table:formula="of:=SUM([.B20:.D20])" office:value-type="float" office:value="103497.221982" calcext:value-type="float">
            <text:p>103497.221982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npd/MySQLAllOpt/LithoStratParent.q</text:p>
          </table:table-cell>
          <table:table-cell table:style-name="ce2" office:value-type="float" office:value="7.263598" calcext:value-type="float">
            <text:p>7.263598</text:p>
          </table:table-cell>
          <table:table-cell table:style-name="ce1" office:value-type="string" calcext:value-type="string">
            <text:p>execution error or timeout 20min</text:p>
          </table:table-cell>
          <table:table-cell table:style-name="ce2" office:value-type="float" office:value="-1" calcext:value-type="float">
            <text:p>-1</text:p>
          </table:table-cell>
          <table:table-cell table:style-name="ce1"/>
          <table:table-cell/>
          <table:table-cell table:formula="of:=SUM([.B21:.D21])" office:value-type="float" office:value="6.263598" calcext:value-type="float">
            <text:p>6.26359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npd/MySQLAllOpt/Quadrant.q</text:p>
          </table:table-cell>
          <table:table-cell table:style-name="ce2" office:value-type="float" office:value="12.264489" calcext:value-type="float">
            <text:p>12.264489</text:p>
          </table:table-cell>
          <table:table-cell table:style-name="ce2" office:value-type="float" office:value="5045.480913" calcext:value-type="float">
            <text:p>5045.480913</text:p>
          </table:table-cell>
          <table:table-cell table:style-name="ce2" office:value-type="float" office:value="10.610537" calcext:value-type="float">
            <text:p>10.610537</text:p>
          </table:table-cell>
          <table:table-cell table:style-name="ce2" office:value-type="float" office:value="8000" calcext:value-type="float">
            <text:p>8000</text:p>
          </table:table-cell>
          <table:table-cell/>
          <table:table-cell table:formula="of:=SUM([.B22:.D22])" office:value-type="float" office:value="5068.355939" calcext:value-type="float">
            <text:p>5068.35593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npd/MySQLAllOpt/Stratum.q</text:p>
          </table:table-cell>
          <table:table-cell table:style-name="ce2" office:value-type="float" office:value="41.516113" calcext:value-type="float">
            <text:p>41.516113</text:p>
          </table:table-cell>
          <table:table-cell table:style-name="ce1" office:value-type="string" calcext:value-type="string">
            <text:p>execution error or timeout 20min</text:p>
          </table:table-cell>
          <table:table-cell table:style-name="ce2" office:value-type="float" office:value="-1" calcext:value-type="float">
            <text:p>-1</text:p>
          </table:table-cell>
          <table:table-cell table:style-name="ce1"/>
          <table:table-cell/>
          <table:table-cell table:formula="of:=SUM([.B23:.D23])" office:value-type="float" office:value="40.516113" calcext:value-type="float">
            <text:p>40.516113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npd/MySQLAllOpt/Wellbore.q</text:p>
          </table:table-cell>
          <table:table-cell table:style-name="ce2" office:value-type="float" office:value="7.871631" calcext:value-type="float">
            <text:p>7.871631</text:p>
          </table:table-cell>
          <table:table-cell table:style-name="ce2" office:value-type="float" office:value="2664.973276" calcext:value-type="float">
            <text:p>2664.973276</text:p>
          </table:table-cell>
          <table:table-cell table:style-name="ce2" office:value-type="float" office:value="803.14635" calcext:value-type="float">
            <text:p>803.14635</text:p>
          </table:table-cell>
          <table:table-cell table:style-name="ce2" office:value-type="float" office:value="486000" calcext:value-type="float">
            <text:p>486000</text:p>
          </table:table-cell>
          <table:table-cell/>
          <table:table-cell table:formula="of:=SUM([.B24:.D24])" office:value-type="float" office:value="3475.991257" calcext:value-type="float">
            <text:p>3475.991257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formula="of:=SUM([.C2:.C24])" office:value-type="string" office:string-value="552670.8619" calcext:value-type="string">
            <text:p>552670.8619</text:p>
          </table:table-cell>
          <table:table-cell table:number-columns-repeated="3"/>
          <table:table-cell table:formula="of:=SUM([.G2:.G24])" office:value-type="string" office:string-value="575576.3176" calcext:value-type="string">
            <text:p>575576.3176</text:p>
          </table:table-cell>
          <table:table-cell table:number-columns-repeated="1017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ySQLNpdDEOnly" table:style-name="ta5">
        <table:table-column table:style-name="co5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Query</text:p>
          </table:table-cell>
          <table:table-cell table:style-name="ce1" office:value-type="string" calcext:value-type="string">
            <text:p>Unfolding</text:p>
          </table:table-cell>
          <table:table-cell table:style-name="ce1" office:value-type="string" calcext:value-type="string">
            <text:p>Retrieving</text:p>
          </table:table-cell>
          <table:table-cell table:style-name="ce1" office:value-type="string" calcext:value-type="string">
            <text:p>Outputting</text:p>
          </table:table-cell>
          <table:table-cell table:style-name="ce1" office:value-type="string" calcext:value-type="string">
            <text:p>NoOfResults</text:p>
          </table:table-cell>
          <table:table-cell/>
          <table:table-cell table:style-name="ce3" office:value-type="string" calcext:value-type="string">
            <text:p>Total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npd/MySQLDeOnly/01.q</text:p>
          </table:table-cell>
          <table:table-cell table:style-name="ce2" office:value-type="float" office:value="181.360591" calcext:value-type="float">
            <text:p>181.360591</text:p>
          </table:table-cell>
          <table:table-cell table:style-name="ce2" office:value-type="float" office:value="16437.852579" calcext:value-type="float">
            <text:p>16437.852579</text:p>
          </table:table-cell>
          <table:table-cell table:style-name="ce2" office:value-type="float" office:value="557.325238" calcext:value-type="float">
            <text:p>557.325238</text:p>
          </table:table-cell>
          <table:table-cell table:style-name="ce2" office:value-type="float" office:value="1627744" calcext:value-type="float">
            <text:p>1627744</text:p>
          </table:table-cell>
          <table:table-cell/>
          <table:table-cell table:formula="of:=SUM([.B2:.D2])" office:value-type="float" office:value="17176.538408" calcext:value-type="float">
            <text:p>17176.53840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npd/MySQLDeOnly/02.q</text:p>
          </table:table-cell>
          <table:table-cell table:style-name="ce2" office:value-type="float" office:value="19.94163" calcext:value-type="float">
            <text:p>19.94163</text:p>
          </table:table-cell>
          <table:table-cell table:style-name="ce2" office:value-type="float" office:value="2132.922265" calcext:value-type="float">
            <text:p>2132.922265</text:p>
          </table:table-cell>
          <table:table-cell table:style-name="ce2" office:value-type="float" office:value="281.544154" calcext:value-type="float">
            <text:p>281.544154</text:p>
          </table:table-cell>
          <table:table-cell table:style-name="ce2" office:value-type="float" office:value="172751" calcext:value-type="float">
            <text:p>172751</text:p>
          </table:table-cell>
          <table:table-cell/>
          <table:table-cell table:formula="of:=SUM([.B3:.D3])" office:value-type="float" office:value="2434.408049" calcext:value-type="float">
            <text:p>2434.40804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npd/MySQLDeOnly/03.q</text:p>
          </table:table-cell>
          <table:table-cell table:style-name="ce2" office:value-type="float" office:value="71.496764" calcext:value-type="float">
            <text:p>71.496764</text:p>
          </table:table-cell>
          <table:table-cell table:style-name="ce2" office:value-type="float" office:value="360.669936" calcext:value-type="float">
            <text:p>360.669936</text:p>
          </table:table-cell>
          <table:table-cell table:style-name="ce2" office:value-type="float" office:value="126.808874" calcext:value-type="float">
            <text:p>126.808874</text:p>
          </table:table-cell>
          <table:table-cell table:style-name="ce2" office:value-type="float" office:value="83737" calcext:value-type="float">
            <text:p>83737</text:p>
          </table:table-cell>
          <table:table-cell/>
          <table:table-cell table:formula="of:=SUM([.B4:.D4])" office:value-type="float" office:value="558.975574" calcext:value-type="float">
            <text:p>558.975574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npd/MySQLDeOnly/04.q</text:p>
          </table:table-cell>
          <table:table-cell table:style-name="ce2" office:value-type="float" office:value="16.158349" calcext:value-type="float">
            <text:p>16.158349</text:p>
          </table:table-cell>
          <table:table-cell table:style-name="ce2" office:value-type="float" office:value="15888.008904" calcext:value-type="float">
            <text:p>15888.008904</text:p>
          </table:table-cell>
          <table:table-cell table:style-name="ce2" office:value-type="float" office:value="2451.944633" calcext:value-type="float">
            <text:p>2451.944633</text:p>
          </table:table-cell>
          <table:table-cell table:style-name="ce2" office:value-type="float" office:value="1627744" calcext:value-type="float">
            <text:p>1627744</text:p>
          </table:table-cell>
          <table:table-cell/>
          <table:table-cell table:formula="of:=SUM([.B5:.D5])" office:value-type="float" office:value="18356.111886" calcext:value-type="float">
            <text:p>18356.11188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npd/MySQLDeOnly/05.q</text:p>
          </table:table-cell>
          <table:table-cell table:style-name="ce2" office:value-type="float" office:value="9.647951" calcext:value-type="float">
            <text:p>9.647951</text:p>
          </table:table-cell>
          <table:table-cell table:style-name="ce2" office:value-type="float" office:value="30.483867" calcext:value-type="float">
            <text:p>30.483867</text:p>
          </table:table-cell>
          <table:table-cell table:style-name="ce2" office:value-type="float" office:value="0.164352" calcext:value-type="float">
            <text:p>0.164352</text:p>
          </table:table-cell>
          <table:table-cell table:style-name="ce2" office:value-type="float" office:value="193" calcext:value-type="float">
            <text:p>193</text:p>
          </table:table-cell>
          <table:table-cell/>
          <table:table-cell table:formula="of:=SUM([.B6:.D6])" office:value-type="float" office:value="40.29617" calcext:value-type="float">
            <text:p>40.2961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npd/MySQLDeOnly/06.q</text:p>
          </table:table-cell>
          <table:table-cell table:style-name="ce2" office:value-type="float" office:value="194.872563" calcext:value-type="float">
            <text:p>194.872563</text:p>
          </table:table-cell>
          <table:table-cell table:style-name="ce2" office:value-type="float" office:value="213993.166175" calcext:value-type="float">
            <text:p>213993.166175</text:p>
          </table:table-cell>
          <table:table-cell table:style-name="ce2" office:value-type="float" office:value="2199.700311" calcext:value-type="float">
            <text:p>2199.700311</text:p>
          </table:table-cell>
          <table:table-cell table:style-name="ce2" office:value-type="float" office:value="1231564" calcext:value-type="float">
            <text:p>1231564</text:p>
          </table:table-cell>
          <table:table-cell/>
          <table:table-cell table:formula="of:=SUM([.B7:.D7])" office:value-type="float" office:value="216387.739049" calcext:value-type="float">
            <text:p>216387.73904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npd/MySQLDeOnly/07.q</text:p>
          </table:table-cell>
          <table:table-cell table:style-name="ce2" office:value-type="float" office:value="9.969367" calcext:value-type="float">
            <text:p>9.969367</text:p>
          </table:table-cell>
          <table:table-cell table:style-name="ce2" office:value-type="float" office:value="1339.834578" calcext:value-type="float">
            <text:p>1339.834578</text:p>
          </table:table-cell>
          <table:table-cell table:style-name="ce2" office:value-type="float" office:value="0.397465" calcext:value-type="float">
            <text:p>0.397465</text:p>
          </table:table-cell>
          <table:table-cell table:style-name="ce2" office:value-type="float" office:value="180" calcext:value-type="float">
            <text:p>180</text:p>
          </table:table-cell>
          <table:table-cell/>
          <table:table-cell table:formula="of:=SUM([.B8:.D8])" office:value-type="float" office:value="1350.20141" calcext:value-type="float">
            <text:p>1350.2014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npd/MySQLDeOnly/08.q</text:p>
          </table:table-cell>
          <table:table-cell table:style-name="ce2" office:value-type="float" office:value="8.109464" calcext:value-type="float">
            <text:p>8.109464</text:p>
          </table:table-cell>
          <table:table-cell table:style-name="ce2" office:value-type="float" office:value="514.421513" calcext:value-type="float">
            <text:p>514.421513</text:p>
          </table:table-cell>
          <table:table-cell table:style-name="ce2" office:value-type="float" office:value="2.228238" calcext:value-type="float">
            <text:p>2.228238</text:p>
          </table:table-cell>
          <table:table-cell table:style-name="ce2" office:value-type="float" office:value="5974" calcext:value-type="float">
            <text:p>5974</text:p>
          </table:table-cell>
          <table:table-cell/>
          <table:table-cell table:formula="of:=SUM([.B9:.D9])" office:value-type="float" office:value="524.759215" calcext:value-type="float">
            <text:p>524.75921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npd/MySQLDeOnly/09.q</text:p>
          </table:table-cell>
          <table:table-cell table:style-name="ce2" office:value-type="float" office:value="111.269774" calcext:value-type="float">
            <text:p>111.269774</text:p>
          </table:table-cell>
          <table:table-cell table:style-name="ce2" office:value-type="float" office:value="11812.375624" calcext:value-type="float">
            <text:p>11812.375624</text:p>
          </table:table-cell>
          <table:table-cell table:style-name="ce2" office:value-type="float" office:value="18.035352" calcext:value-type="float">
            <text:p>18.035352</text:p>
          </table:table-cell>
          <table:table-cell table:style-name="ce2" office:value-type="float" office:value="12750" calcext:value-type="float">
            <text:p>12750</text:p>
          </table:table-cell>
          <table:table-cell/>
          <table:table-cell table:formula="of:=SUM([.B10:.D10])" office:value-type="float" office:value="11941.68075" calcext:value-type="float">
            <text:p>11941.6807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npd/MySQLDeOnly/10.q</text:p>
          </table:table-cell>
          <table:table-cell table:style-name="ce2" office:value-type="float" office:value="91.003416" calcext:value-type="float">
            <text:p>91.003416</text:p>
          </table:table-cell>
          <table:table-cell table:style-name="ce2" office:value-type="float" office:value="3503.944691" calcext:value-type="float">
            <text:p>3503.944691</text:p>
          </table:table-cell>
          <table:table-cell table:style-name="ce2" office:value-type="float" office:value="109.381256" calcext:value-type="float">
            <text:p>109.381256</text:p>
          </table:table-cell>
          <table:table-cell table:style-name="ce2" office:value-type="float" office:value="79512" calcext:value-type="float">
            <text:p>79512</text:p>
          </table:table-cell>
          <table:table-cell/>
          <table:table-cell table:formula="of:=SUM([.B11:.D11])" office:value-type="float" office:value="3704.329363" calcext:value-type="float">
            <text:p>3704.329363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npd/MySQLDeOnly/11.q</text:p>
          </table:table-cell>
          <table:table-cell table:style-name="ce2" office:value-type="float" office:value="160.303462" calcext:value-type="float">
            <text:p>160.303462</text:p>
          </table:table-cell>
          <table:table-cell table:style-name="ce2" office:value-type="float" office:value="46512.64248" calcext:value-type="float">
            <text:p>46512.64248</text:p>
          </table:table-cell>
          <table:table-cell table:style-name="ce2" office:value-type="float" office:value="686.66208" calcext:value-type="float">
            <text:p>686.66208</text:p>
          </table:table-cell>
          <table:table-cell table:style-name="ce2" office:value-type="float" office:value="418056" calcext:value-type="float">
            <text:p>418056</text:p>
          </table:table-cell>
          <table:table-cell/>
          <table:table-cell table:formula="of:=SUM([.B12:.D12])" office:value-type="float" office:value="47359.608022" calcext:value-type="float">
            <text:p>47359.608022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npd/MySQLDeOnly/12.q</text:p>
          </table:table-cell>
          <table:table-cell table:style-name="ce2" office:value-type="float" office:value="111.62115" calcext:value-type="float">
            <text:p>111.62115</text:p>
          </table:table-cell>
          <table:table-cell table:style-name="ce2" office:value-type="float" office:value="88781.067795" calcext:value-type="float">
            <text:p>88781.067795</text:p>
          </table:table-cell>
          <table:table-cell table:style-name="ce2" office:value-type="float" office:value="1371.38112" calcext:value-type="float">
            <text:p>1371.38112</text:p>
          </table:table-cell>
          <table:table-cell table:style-name="ce2" office:value-type="float" office:value="838430" calcext:value-type="float">
            <text:p>838430</text:p>
          </table:table-cell>
          <table:table-cell/>
          <table:table-cell table:formula="of:=SUM([.B13:.D13])" office:value-type="float" office:value="90264.070065" calcext:value-type="float">
            <text:p>90264.07006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npd/MySQLDeOnly/22.q</text:p>
          </table:table-cell>
          <table:table-cell table:style-name="ce2" office:value-type="float" office:value="8.679279" calcext:value-type="float">
            <text:p>8.679279</text:p>
          </table:table-cell>
          <table:table-cell table:style-name="ce2" office:value-type="float" office:value="14124.896505" calcext:value-type="float">
            <text:p>14124.896505</text:p>
          </table:table-cell>
          <table:table-cell table:style-name="ce2" office:value-type="float" office:value="290.602789" calcext:value-type="float">
            <text:p>290.602789</text:p>
          </table:table-cell>
          <table:table-cell table:style-name="ce2" office:value-type="float" office:value="1113200" calcext:value-type="float">
            <text:p>1113200</text:p>
          </table:table-cell>
          <table:table-cell/>
          <table:table-cell table:formula="of:=SUM([.B14:.D14])" office:value-type="float" office:value="14424.178573" calcext:value-type="float">
            <text:p>14424.178573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npd/MySQLDeOnly/23.q</text:p>
          </table:table-cell>
          <table:table-cell table:style-name="ce2" office:value-type="float" office:value="4.367289" calcext:value-type="float">
            <text:p>4.367289</text:p>
          </table:table-cell>
          <table:table-cell table:style-name="ce2" office:value-type="float" office:value="16165.547364" calcext:value-type="float">
            <text:p>16165.547364</text:p>
          </table:table-cell>
          <table:table-cell table:style-name="ce2" office:value-type="float" office:value="235.189855" calcext:value-type="float">
            <text:p>235.189855</text:p>
          </table:table-cell>
          <table:table-cell table:style-name="ce2" office:value-type="float" office:value="763400" calcext:value-type="float">
            <text:p>763400</text:p>
          </table:table-cell>
          <table:table-cell/>
          <table:table-cell table:formula="of:=SUM([.B15:.D15])" office:value-type="float" office:value="16405.104508" calcext:value-type="float">
            <text:p>16405.10450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npd/MySQLDeOnly/24.q</text:p>
          </table:table-cell>
          <table:table-cell table:style-name="ce2" office:value-type="float" office:value="4.567944" calcext:value-type="float">
            <text:p>4.567944</text:p>
          </table:table-cell>
          <table:table-cell table:style-name="ce2" office:value-type="float" office:value="10753.085367" calcext:value-type="float">
            <text:p>10753.085367</text:p>
          </table:table-cell>
          <table:table-cell table:style-name="ce2" office:value-type="float" office:value="31.487057" calcext:value-type="float">
            <text:p>31.487057</text:p>
          </table:table-cell>
          <table:table-cell table:style-name="ce2" office:value-type="float" office:value="147400" calcext:value-type="float">
            <text:p>147400</text:p>
          </table:table-cell>
          <table:table-cell/>
          <table:table-cell table:formula="of:=SUM([.B16:.D16])" office:value-type="float" office:value="10789.140368" calcext:value-type="float">
            <text:p>10789.14036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npd/MySQLDeOnly/25.q</text:p>
          </table:table-cell>
          <table:table-cell table:style-name="ce2" office:value-type="float" office:value="3.077777" calcext:value-type="float">
            <text:p>3.077777</text:p>
          </table:table-cell>
          <table:table-cell table:style-name="ce2" office:value-type="float" office:value="22563.09393" calcext:value-type="float">
            <text:p>22563.09393</text:p>
          </table:table-cell>
          <table:table-cell table:style-name="ce2" office:value-type="float" office:value="367.817224" calcext:value-type="float">
            <text:p>367.817224</text:p>
          </table:table-cell>
          <table:table-cell table:style-name="ce2" office:value-type="float" office:value="1725400" calcext:value-type="float">
            <text:p>1725400</text:p>
          </table:table-cell>
          <table:table-cell/>
          <table:table-cell table:formula="of:=SUM([.B17:.D17])" office:value-type="float" office:value="22933.988931" calcext:value-type="float">
            <text:p>22933.98893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npd/MySQLDeOnly/28.q</text:p>
          </table:table-cell>
          <table:table-cell table:style-name="ce2" office:value-type="float" office:value="32.475588" calcext:value-type="float">
            <text:p>32.475588</text:p>
          </table:table-cell>
          <table:table-cell table:style-name="ce2" office:value-type="float" office:value="48564.872869" calcext:value-type="float">
            <text:p>48564.872869</text:p>
          </table:table-cell>
          <table:table-cell table:style-name="ce2" office:value-type="float" office:value="870.18919" calcext:value-type="float">
            <text:p>870.18919</text:p>
          </table:table-cell>
          <table:table-cell table:style-name="ce2" office:value-type="float" office:value="2141968" calcext:value-type="float">
            <text:p>2141968</text:p>
          </table:table-cell>
          <table:table-cell/>
          <table:table-cell table:formula="of:=SUM([.B18:.D18])" office:value-type="float" office:value="49467.537647" calcext:value-type="float">
            <text:p>49467.53764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npd/MySQLDeOnly/29.q</text:p>
          </table:table-cell>
          <table:table-cell table:style-name="ce2" office:value-type="float" office:value="95.491212" calcext:value-type="float">
            <text:p>95.491212</text:p>
          </table:table-cell>
          <table:table-cell table:style-name="ce2" office:value-type="float" office:value="81637.693951" calcext:value-type="float">
            <text:p>81637.693951</text:p>
          </table:table-cell>
          <table:table-cell table:style-name="ce2" office:value-type="float" office:value="229.637335" calcext:value-type="float">
            <text:p>229.637335</text:p>
          </table:table-cell>
          <table:table-cell table:style-name="ce2" office:value-type="float" office:value="419834" calcext:value-type="float">
            <text:p>419834</text:p>
          </table:table-cell>
          <table:table-cell/>
          <table:table-cell table:formula="of:=SUM([.B19:.D19])" office:value-type="float" office:value="81962.822498" calcext:value-type="float">
            <text:p>81962.82249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npd/MySQLDeOnly/30.q</text:p>
          </table:table-cell>
          <table:table-cell table:style-name="ce2" office:value-type="float" office:value="181.019109" calcext:value-type="float">
            <text:p>181.019109</text:p>
          </table:table-cell>
          <table:table-cell table:style-name="ce2" office:value-type="float" office:value="137673.43449" calcext:value-type="float">
            <text:p>137673.43449</text:p>
          </table:table-cell>
          <table:table-cell table:style-name="ce2" office:value-type="float" office:value="332.147739" calcext:value-type="float">
            <text:p>332.147739</text:p>
          </table:table-cell>
          <table:table-cell table:style-name="ce2" office:value-type="float" office:value="705984" calcext:value-type="float">
            <text:p>705984</text:p>
          </table:table-cell>
          <table:table-cell/>
          <table:table-cell table:formula="of:=SUM([.B20:.D20])" office:value-type="float" office:value="138186.601338" calcext:value-type="float">
            <text:p>138186.60133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npd/MySQLDeOnly/LithoStratParent.q</text:p>
          </table:table-cell>
          <table:table-cell table:style-name="ce2" office:value-type="float" office:value="8.169148" calcext:value-type="float">
            <text:p>8.169148</text:p>
          </table:table-cell>
          <table:table-cell table:style-name="ce1" office:value-type="string" calcext:value-type="string">
            <text:p>execution error or timeout 20min</text:p>
          </table:table-cell>
          <table:table-cell table:style-name="ce2" office:value-type="float" office:value="-1" calcext:value-type="float">
            <text:p>-1</text:p>
          </table:table-cell>
          <table:table-cell table:style-name="ce1"/>
          <table:table-cell/>
          <table:table-cell table:formula="of:=SUM([.B21:.D21])" office:value-type="float" office:value="7.169148" calcext:value-type="float">
            <text:p>7.16914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npd/MySQLDeOnly/Quadrant.q</text:p>
          </table:table-cell>
          <table:table-cell table:style-name="ce2" office:value-type="float" office:value="13.090088" calcext:value-type="float">
            <text:p>13.090088</text:p>
          </table:table-cell>
          <table:table-cell table:style-name="ce2" office:value-type="float" office:value="8281.37545" calcext:value-type="float">
            <text:p>8281.37545</text:p>
          </table:table-cell>
          <table:table-cell table:style-name="ce2" office:value-type="float" office:value="10.741176" calcext:value-type="float">
            <text:p>10.741176</text:p>
          </table:table-cell>
          <table:table-cell table:style-name="ce2" office:value-type="float" office:value="8000" calcext:value-type="float">
            <text:p>8000</text:p>
          </table:table-cell>
          <table:table-cell/>
          <table:table-cell table:formula="of:=SUM([.B22:.D22])" office:value-type="float" office:value="8305.206714" calcext:value-type="float">
            <text:p>8305.206714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npd/MySQLDeOnly/Stratum.q</text:p>
          </table:table-cell>
          <table:table-cell table:style-name="ce2" office:value-type="float" office:value="44.369168" calcext:value-type="float">
            <text:p>44.369168</text:p>
          </table:table-cell>
          <table:table-cell table:style-name="ce1" office:value-type="string" calcext:value-type="string">
            <text:p>execution error or timeout 20min</text:p>
          </table:table-cell>
          <table:table-cell table:style-name="ce2" office:value-type="float" office:value="-1" calcext:value-type="float">
            <text:p>-1</text:p>
          </table:table-cell>
          <table:table-cell table:style-name="ce1"/>
          <table:table-cell/>
          <table:table-cell table:formula="of:=SUM([.B23:.D23])" office:value-type="float" office:value="43.369168" calcext:value-type="float">
            <text:p>43.36916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npd/MySQLDeOnly/Wellbore.q</text:p>
          </table:table-cell>
          <table:table-cell table:style-name="ce2" office:value-type="float" office:value="7.448198" calcext:value-type="float">
            <text:p>7.448198</text:p>
          </table:table-cell>
          <table:table-cell table:style-name="ce2" office:value-type="float" office:value="6040.436702" calcext:value-type="float">
            <text:p>6040.436702</text:p>
          </table:table-cell>
          <table:table-cell table:style-name="ce2" office:value-type="float" office:value="181.533728" calcext:value-type="float">
            <text:p>181.533728</text:p>
          </table:table-cell>
          <table:table-cell table:style-name="ce2" office:value-type="float" office:value="486000" calcext:value-type="float">
            <text:p>486000</text:p>
          </table:table-cell>
          <table:table-cell/>
          <table:table-cell table:formula="of:=SUM([.B24:.D24])" office:value-type="float" office:value="6229.418628" calcext:value-type="float">
            <text:p>6229.418628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6"/>
          <table:table-cell table:formula="of:=SUM([.G2:.G24])" office:value-type="string" office:string-value="758853.2555" calcext:value-type="string">
            <text:p>758853.2555</text:p>
          </table:table-cell>
          <table:table-cell table:number-columns-repeated="1017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ySQLNpdNoOpt" table:style-name="ta6">
        <table:table-column table:style-name="co6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Query</text:p>
          </table:table-cell>
          <table:table-cell table:style-name="ce1" office:value-type="string" calcext:value-type="string">
            <text:p>Unfolding</text:p>
          </table:table-cell>
          <table:table-cell table:style-name="ce1" office:value-type="string" calcext:value-type="string">
            <text:p>Retrieving</text:p>
          </table:table-cell>
          <table:table-cell table:style-name="ce1" office:value-type="string" calcext:value-type="string">
            <text:p>Outputting</text:p>
          </table:table-cell>
          <table:table-cell table:style-name="ce1" office:value-type="string" calcext:value-type="string">
            <text:p>NoOfResults</text:p>
          </table:table-cell>
          <table:table-cell/>
          <table:table-cell table:style-name="ce3" office:value-type="string" calcext:value-type="string">
            <text:p>Total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npd/MySQLNoOpt/01.q</text:p>
          </table:table-cell>
          <table:table-cell table:style-name="ce2" office:value-type="float" office:value="163.366829" calcext:value-type="float">
            <text:p>163.366829</text:p>
          </table:table-cell>
          <table:table-cell table:style-name="ce2" office:value-type="float" office:value="14432.07095" calcext:value-type="float">
            <text:p>14432.07095</text:p>
          </table:table-cell>
          <table:table-cell table:style-name="ce2" office:value-type="float" office:value="676.266188" calcext:value-type="float">
            <text:p>676.266188</text:p>
          </table:table-cell>
          <table:table-cell table:style-name="ce2" office:value-type="float" office:value="1627744" calcext:value-type="float">
            <text:p>1627744</text:p>
          </table:table-cell>
          <table:table-cell/>
          <table:table-cell table:formula="of:=SUM([.B2:.D2])" office:value-type="float" office:value="15271.703967" calcext:value-type="float">
            <text:p>15271.70396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npd/MySQLNoOpt/02.q</text:p>
          </table:table-cell>
          <table:table-cell table:style-name="ce2" office:value-type="float" office:value="15.087485" calcext:value-type="float">
            <text:p>15.087485</text:p>
          </table:table-cell>
          <table:table-cell table:style-name="ce2" office:value-type="float" office:value="2339.066046" calcext:value-type="float">
            <text:p>2339.066046</text:p>
          </table:table-cell>
          <table:table-cell table:style-name="ce2" office:value-type="float" office:value="348.305155" calcext:value-type="float">
            <text:p>348.305155</text:p>
          </table:table-cell>
          <table:table-cell table:style-name="ce2" office:value-type="float" office:value="172751" calcext:value-type="float">
            <text:p>172751</text:p>
          </table:table-cell>
          <table:table-cell/>
          <table:table-cell table:formula="of:=SUM([.B3:.D3])" office:value-type="float" office:value="2702.458686" calcext:value-type="float">
            <text:p>2702.45868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npd/MySQLNoOpt/03.q</text:p>
          </table:table-cell>
          <table:table-cell table:style-name="ce2" office:value-type="float" office:value="8.419928" calcext:value-type="float">
            <text:p>8.419928</text:p>
          </table:table-cell>
          <table:table-cell table:style-name="ce2" office:value-type="float" office:value="399.062616" calcext:value-type="float">
            <text:p>399.062616</text:p>
          </table:table-cell>
          <table:table-cell table:style-name="ce2" office:value-type="float" office:value="133.25115" calcext:value-type="float">
            <text:p>133.25115</text:p>
          </table:table-cell>
          <table:table-cell table:style-name="ce2" office:value-type="float" office:value="83737" calcext:value-type="float">
            <text:p>83737</text:p>
          </table:table-cell>
          <table:table-cell/>
          <table:table-cell table:formula="of:=SUM([.B4:.D4])" office:value-type="float" office:value="540.733694" calcext:value-type="float">
            <text:p>540.733694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npd/MySQLNoOpt/04.q</text:p>
          </table:table-cell>
          <table:table-cell table:style-name="ce2" office:value-type="float" office:value="9.170509" calcext:value-type="float">
            <text:p>9.170509</text:p>
          </table:table-cell>
          <table:table-cell table:style-name="ce2" office:value-type="float" office:value="17199.12919" calcext:value-type="float">
            <text:p>17199.12919</text:p>
          </table:table-cell>
          <table:table-cell table:style-name="ce2" office:value-type="float" office:value="2516.129358" calcext:value-type="float">
            <text:p>2516.129358</text:p>
          </table:table-cell>
          <table:table-cell table:style-name="ce2" office:value-type="float" office:value="1627744" calcext:value-type="float">
            <text:p>1627744</text:p>
          </table:table-cell>
          <table:table-cell/>
          <table:table-cell table:formula="of:=SUM([.B5:.D5])" office:value-type="float" office:value="19724.429057" calcext:value-type="float">
            <text:p>19724.42905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npd/MySQLNoOpt/05.q</text:p>
          </table:table-cell>
          <table:table-cell table:style-name="ce2" office:value-type="float" office:value="10.494467" calcext:value-type="float">
            <text:p>10.494467</text:p>
          </table:table-cell>
          <table:table-cell table:style-name="ce2" office:value-type="float" office:value="37.327409" calcext:value-type="float">
            <text:p>37.327409</text:p>
          </table:table-cell>
          <table:table-cell table:style-name="ce2" office:value-type="float" office:value="0.31354" calcext:value-type="float">
            <text:p>0.31354</text:p>
          </table:table-cell>
          <table:table-cell table:style-name="ce2" office:value-type="float" office:value="193" calcext:value-type="float">
            <text:p>193</text:p>
          </table:table-cell>
          <table:table-cell/>
          <table:table-cell table:formula="of:=SUM([.B6:.D6])" office:value-type="float" office:value="48.135416" calcext:value-type="float">
            <text:p>48.13541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npd/MySQLNoOpt/06.q</text:p>
          </table:table-cell>
          <table:table-cell table:style-name="ce2" office:value-type="float" office:value="95.312055" calcext:value-type="float">
            <text:p>95.312055</text:p>
          </table:table-cell>
          <table:table-cell table:style-name="ce2" office:value-type="float" office:value="58663.689073" calcext:value-type="float">
            <text:p>58663.689073</text:p>
          </table:table-cell>
          <table:table-cell table:style-name="ce2" office:value-type="float" office:value="2099.810677" calcext:value-type="float">
            <text:p>2099.810677</text:p>
          </table:table-cell>
          <table:table-cell table:style-name="ce2" office:value-type="float" office:value="1231564" calcext:value-type="float">
            <text:p>1231564</text:p>
          </table:table-cell>
          <table:table-cell/>
          <table:table-cell table:formula="of:=SUM([.B7:.D7])" office:value-type="float" office:value="60858.811805" calcext:value-type="float">
            <text:p>60858.81180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npd/MySQLNoOpt/07.q</text:p>
          </table:table-cell>
          <table:table-cell table:style-name="ce2" office:value-type="float" office:value="7.004778" calcext:value-type="float">
            <text:p>7.004778</text:p>
          </table:table-cell>
          <table:table-cell table:style-name="ce2" office:value-type="float" office:value="1278.280136" calcext:value-type="float">
            <text:p>1278.280136</text:p>
          </table:table-cell>
          <table:table-cell table:style-name="ce2" office:value-type="float" office:value="0.1748" calcext:value-type="float">
            <text:p>0.1748</text:p>
          </table:table-cell>
          <table:table-cell table:style-name="ce2" office:value-type="float" office:value="180" calcext:value-type="float">
            <text:p>180</text:p>
          </table:table-cell>
          <table:table-cell/>
          <table:table-cell table:formula="of:=SUM([.B8:.D8])" office:value-type="float" office:value="1285.459714" calcext:value-type="float">
            <text:p>1285.459714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npd/MySQLNoOpt/08.q</text:p>
          </table:table-cell>
          <table:table-cell table:style-name="ce2" office:value-type="float" office:value="3.744531" calcext:value-type="float">
            <text:p>3.744531</text:p>
          </table:table-cell>
          <table:table-cell table:style-name="ce2" office:value-type="float" office:value="540.529475" calcext:value-type="float">
            <text:p>540.529475</text:p>
          </table:table-cell>
          <table:table-cell table:style-name="ce2" office:value-type="float" office:value="2.369314" calcext:value-type="float">
            <text:p>2.369314</text:p>
          </table:table-cell>
          <table:table-cell table:style-name="ce2" office:value-type="float" office:value="5974" calcext:value-type="float">
            <text:p>5974</text:p>
          </table:table-cell>
          <table:table-cell/>
          <table:table-cell table:formula="of:=SUM([.B9:.D9])" office:value-type="float" office:value="546.64332" calcext:value-type="float">
            <text:p>546.64332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npd/MySQLNoOpt/09.q</text:p>
          </table:table-cell>
          <table:table-cell table:style-name="ce2" office:value-type="float" office:value="68.391723" calcext:value-type="float">
            <text:p>68.391723</text:p>
          </table:table-cell>
          <table:table-cell table:style-name="ce2" office:value-type="float" office:value="10068.398391" calcext:value-type="float">
            <text:p>10068.398391</text:p>
          </table:table-cell>
          <table:table-cell table:style-name="ce2" office:value-type="float" office:value="19.396684" calcext:value-type="float">
            <text:p>19.396684</text:p>
          </table:table-cell>
          <table:table-cell table:style-name="ce2" office:value-type="float" office:value="12750" calcext:value-type="float">
            <text:p>12750</text:p>
          </table:table-cell>
          <table:table-cell/>
          <table:table-cell table:formula="of:=SUM([.B10:.D10])" office:value-type="float" office:value="10156.186798" calcext:value-type="float">
            <text:p>10156.18679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npd/MySQLNoOpt/10.q</text:p>
          </table:table-cell>
          <table:table-cell table:style-name="ce2" office:value-type="float" office:value="28.671968" calcext:value-type="float">
            <text:p>28.671968</text:p>
          </table:table-cell>
          <table:table-cell table:style-name="ce2" office:value-type="float" office:value="2979.572854" calcext:value-type="float">
            <text:p>2979.572854</text:p>
          </table:table-cell>
          <table:table-cell table:style-name="ce2" office:value-type="float" office:value="117.170707" calcext:value-type="float">
            <text:p>117.170707</text:p>
          </table:table-cell>
          <table:table-cell table:style-name="ce2" office:value-type="float" office:value="79512" calcext:value-type="float">
            <text:p>79512</text:p>
          </table:table-cell>
          <table:table-cell/>
          <table:table-cell table:formula="of:=SUM([.B11:.D11])" office:value-type="float" office:value="3125.415529" calcext:value-type="float">
            <text:p>3125.41552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npd/MySQLNoOpt/11.q</text:p>
          </table:table-cell>
          <table:table-cell table:style-name="ce2" office:value-type="float" office:value="52.274642" calcext:value-type="float">
            <text:p>52.274642</text:p>
          </table:table-cell>
          <table:table-cell table:style-name="ce2" office:value-type="float" office:value="14511.654081" calcext:value-type="float">
            <text:p>14511.654081</text:p>
          </table:table-cell>
          <table:table-cell table:style-name="ce2" office:value-type="float" office:value="681.52223" calcext:value-type="float">
            <text:p>681.52223</text:p>
          </table:table-cell>
          <table:table-cell table:style-name="ce2" office:value-type="float" office:value="418056" calcext:value-type="float">
            <text:p>418056</text:p>
          </table:table-cell>
          <table:table-cell/>
          <table:table-cell table:formula="of:=SUM([.B12:.D12])" office:value-type="float" office:value="15245.450953" calcext:value-type="float">
            <text:p>15245.450953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npd/MySQLNoOpt/12.q</text:p>
          </table:table-cell>
          <table:table-cell table:style-name="ce2" office:value-type="float" office:value="113.204954" calcext:value-type="float">
            <text:p>113.204954</text:p>
          </table:table-cell>
          <table:table-cell table:style-name="ce2" office:value-type="float" office:value="28051.891924" calcext:value-type="float">
            <text:p>28051.891924</text:p>
          </table:table-cell>
          <table:table-cell table:style-name="ce2" office:value-type="float" office:value="1486.652988" calcext:value-type="float">
            <text:p>1486.652988</text:p>
          </table:table-cell>
          <table:table-cell table:style-name="ce2" office:value-type="float" office:value="838430" calcext:value-type="float">
            <text:p>838430</text:p>
          </table:table-cell>
          <table:table-cell/>
          <table:table-cell table:formula="of:=SUM([.B13:.D13])" office:value-type="float" office:value="29651.749866" calcext:value-type="float">
            <text:p>29651.74986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npd/MySQLNoOpt/22.q</text:p>
          </table:table-cell>
          <table:table-cell table:style-name="ce2" office:value-type="float" office:value="9.518922" calcext:value-type="float">
            <text:p>9.518922</text:p>
          </table:table-cell>
          <table:table-cell table:style-name="ce2" office:value-type="float" office:value="15201.537156" calcext:value-type="float">
            <text:p>15201.537156</text:p>
          </table:table-cell>
          <table:table-cell table:style-name="ce2" office:value-type="float" office:value="333.455135" calcext:value-type="float">
            <text:p>333.455135</text:p>
          </table:table-cell>
          <table:table-cell table:style-name="ce2" office:value-type="float" office:value="1113200" calcext:value-type="float">
            <text:p>1113200</text:p>
          </table:table-cell>
          <table:table-cell/>
          <table:table-cell table:formula="of:=SUM([.B14:.D14])" office:value-type="float" office:value="15544.511213" calcext:value-type="float">
            <text:p>15544.511213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npd/MySQLNoOpt/23.q</text:p>
          </table:table-cell>
          <table:table-cell table:style-name="ce2" office:value-type="float" office:value="2.827852" calcext:value-type="float">
            <text:p>2.827852</text:p>
          </table:table-cell>
          <table:table-cell table:style-name="ce2" office:value-type="float" office:value="16627.46243" calcext:value-type="float">
            <text:p>16627.46243</text:p>
          </table:table-cell>
          <table:table-cell table:style-name="ce2" office:value-type="float" office:value="272.442616" calcext:value-type="float">
            <text:p>272.442616</text:p>
          </table:table-cell>
          <table:table-cell table:style-name="ce2" office:value-type="float" office:value="763400" calcext:value-type="float">
            <text:p>763400</text:p>
          </table:table-cell>
          <table:table-cell/>
          <table:table-cell table:formula="of:=SUM([.B15:.D15])" office:value-type="float" office:value="16902.732898" calcext:value-type="float">
            <text:p>16902.73289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npd/MySQLNoOpt/24.q</text:p>
          </table:table-cell>
          <table:table-cell table:style-name="ce2" office:value-type="float" office:value="3.235005" calcext:value-type="float">
            <text:p>3.235005</text:p>
          </table:table-cell>
          <table:table-cell table:style-name="ce2" office:value-type="float" office:value="11054.906142" calcext:value-type="float">
            <text:p>11054.906142</text:p>
          </table:table-cell>
          <table:table-cell table:style-name="ce2" office:value-type="float" office:value="43.650253" calcext:value-type="float">
            <text:p>43.650253</text:p>
          </table:table-cell>
          <table:table-cell table:style-name="ce2" office:value-type="float" office:value="147400" calcext:value-type="float">
            <text:p>147400</text:p>
          </table:table-cell>
          <table:table-cell/>
          <table:table-cell table:formula="of:=SUM([.B16:.D16])" office:value-type="float" office:value="11101.7914" calcext:value-type="float">
            <text:p>11101.7914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npd/MySQLNoOpt/25.q</text:p>
          </table:table-cell>
          <table:table-cell table:style-name="ce2" office:value-type="float" office:value="2.641041" calcext:value-type="float">
            <text:p>2.641041</text:p>
          </table:table-cell>
          <table:table-cell table:style-name="ce2" office:value-type="float" office:value="24681.93971" calcext:value-type="float">
            <text:p>24681.93971</text:p>
          </table:table-cell>
          <table:table-cell table:style-name="ce2" office:value-type="float" office:value="399.422545" calcext:value-type="float">
            <text:p>399.422545</text:p>
          </table:table-cell>
          <table:table-cell table:style-name="ce2" office:value-type="float" office:value="1725400" calcext:value-type="float">
            <text:p>1725400</text:p>
          </table:table-cell>
          <table:table-cell/>
          <table:table-cell table:formula="of:=SUM([.B17:.D17])" office:value-type="float" office:value="25084.003296" calcext:value-type="float">
            <text:p>25084.00329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npd/MySQLNoOpt/28.q</text:p>
          </table:table-cell>
          <table:table-cell table:style-name="ce2" office:value-type="float" office:value="19.343525" calcext:value-type="float">
            <text:p>19.343525</text:p>
          </table:table-cell>
          <table:table-cell table:style-name="ce2" office:value-type="float" office:value="51047.487492" calcext:value-type="float">
            <text:p>51047.487492</text:p>
          </table:table-cell>
          <table:table-cell table:style-name="ce2" office:value-type="float" office:value="1030.370309" calcext:value-type="float">
            <text:p>1030.370309</text:p>
          </table:table-cell>
          <table:table-cell table:style-name="ce2" office:value-type="float" office:value="2141968" calcext:value-type="float">
            <text:p>2141968</text:p>
          </table:table-cell>
          <table:table-cell/>
          <table:table-cell table:formula="of:=SUM([.B18:.D18])" office:value-type="float" office:value="52097.201326" calcext:value-type="float">
            <text:p>52097.20132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npd/MySQLNoOpt/29.q</text:p>
          </table:table-cell>
          <table:table-cell table:style-name="ce2" office:value-type="float" office:value="38.047816" calcext:value-type="float">
            <text:p>38.047816</text:p>
          </table:table-cell>
          <table:table-cell table:style-name="ce2" office:value-type="float" office:value="84224.29718" calcext:value-type="float">
            <text:p>84224.29718</text:p>
          </table:table-cell>
          <table:table-cell table:style-name="ce2" office:value-type="float" office:value="234.543927" calcext:value-type="float">
            <text:p>234.543927</text:p>
          </table:table-cell>
          <table:table-cell table:style-name="ce2" office:value-type="float" office:value="419834" calcext:value-type="float">
            <text:p>419834</text:p>
          </table:table-cell>
          <table:table-cell/>
          <table:table-cell table:formula="of:=SUM([.B19:.D19])" office:value-type="float" office:value="84496.888923" calcext:value-type="float">
            <text:p>84496.888923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npd/MySQLNoOpt/30.q</text:p>
          </table:table-cell>
          <table:table-cell table:style-name="ce2" office:value-type="float" office:value="93.411778" calcext:value-type="float">
            <text:p>93.411778</text:p>
          </table:table-cell>
          <table:table-cell table:style-name="ce2" office:value-type="float" office:value="143203.255964" calcext:value-type="float">
            <text:p>143203.255964</text:p>
          </table:table-cell>
          <table:table-cell table:style-name="ce2" office:value-type="float" office:value="368.858994" calcext:value-type="float">
            <text:p>368.858994</text:p>
          </table:table-cell>
          <table:table-cell table:style-name="ce2" office:value-type="float" office:value="705984" calcext:value-type="float">
            <text:p>705984</text:p>
          </table:table-cell>
          <table:table-cell/>
          <table:table-cell table:formula="of:=SUM([.B20:.D20])" office:value-type="float" office:value="143665.526736" calcext:value-type="float">
            <text:p>143665.52673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npd/MySQLNoOpt/LithoStratParent.q</text:p>
          </table:table-cell>
          <table:table-cell table:style-name="ce2" office:value-type="float" office:value="4.654529" calcext:value-type="float">
            <text:p>4.654529</text:p>
          </table:table-cell>
          <table:table-cell table:style-name="ce1" office:value-type="string" calcext:value-type="string">
            <text:p>execution error or timeout 20min</text:p>
          </table:table-cell>
          <table:table-cell table:style-name="ce2" office:value-type="float" office:value="-1" calcext:value-type="float">
            <text:p>-1</text:p>
          </table:table-cell>
          <table:table-cell table:style-name="ce1"/>
          <table:table-cell/>
          <table:table-cell table:formula="of:=SUM([.B21:.D21])" office:value-type="float" office:value="3.654529" calcext:value-type="float">
            <text:p>3.65452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npd/MySQLNoOpt/Quadrant.q</text:p>
          </table:table-cell>
          <table:table-cell table:style-name="ce2" office:value-type="float" office:value="8.634615" calcext:value-type="float">
            <text:p>8.634615</text:p>
          </table:table-cell>
          <table:table-cell table:style-name="ce1" office:value-type="string" calcext:value-type="string">
            <text:p>execution error or timeout 20min</text:p>
          </table:table-cell>
          <table:table-cell table:style-name="ce2" office:value-type="float" office:value="-1" calcext:value-type="float">
            <text:p>-1</text:p>
          </table:table-cell>
          <table:table-cell table:style-name="ce1"/>
          <table:table-cell/>
          <table:table-cell table:formula="of:=SUM([.B22:.D22])" office:value-type="float" office:value="7.634615" calcext:value-type="float">
            <text:p>7.63461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npd/MySQLNoOpt/Stratum.q</text:p>
          </table:table-cell>
          <table:table-cell table:style-name="ce2" office:value-type="float" office:value="23.567723" calcext:value-type="float">
            <text:p>23.567723</text:p>
          </table:table-cell>
          <table:table-cell table:style-name="ce1" office:value-type="string" calcext:value-type="string">
            <text:p>execution error or timeout 20min</text:p>
          </table:table-cell>
          <table:table-cell table:style-name="ce2" office:value-type="float" office:value="-1" calcext:value-type="float">
            <text:p>-1</text:p>
          </table:table-cell>
          <table:table-cell table:style-name="ce1"/>
          <table:table-cell/>
          <table:table-cell table:formula="of:=SUM([.B23:.D23])" office:value-type="float" office:value="22.567723" calcext:value-type="float">
            <text:p>22.567723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npd/MySQLNoOpt/Wellbore.q</text:p>
          </table:table-cell>
          <table:table-cell table:style-name="ce2" office:value-type="float" office:value="7.228494" calcext:value-type="float">
            <text:p>7.228494</text:p>
          </table:table-cell>
          <table:table-cell table:style-name="ce2" office:value-type="float" office:value="7475.065593" calcext:value-type="float">
            <text:p>7475.065593</text:p>
          </table:table-cell>
          <table:table-cell table:style-name="ce2" office:value-type="float" office:value="182.088694" calcext:value-type="float">
            <text:p>182.088694</text:p>
          </table:table-cell>
          <table:table-cell table:style-name="ce2" office:value-type="float" office:value="486000" calcext:value-type="float">
            <text:p>486000</text:p>
          </table:table-cell>
          <table:table-cell/>
          <table:table-cell table:formula="of:=SUM([.B24:.D24])" office:value-type="float" office:value="7664.382781" calcext:value-type="float">
            <text:p>7664.382781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2"/>
          <table:table-cell table:formula="of:=SUM([.C2:.C24])" office:value-type="string" office:string-value="504016.6238" calcext:value-type="string">
            <text:p>504016.6238</text:p>
          </table:table-cell>
          <table:table-cell table:number-columns-repeated="3"/>
          <table:table-cell table:formula="of:=SUM([.G2:.G24])" office:value-type="string" office:string-value="515748.0742" calcext:value-type="string">
            <text:p>515748.0742</text:p>
          </table:table-cell>
          <table:table-cell table:number-columns-repeated="1017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ySQLNpdExtraAllOpt" table:style-name="ta7">
        <table:table-column table:style-name="co7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Query</text:p>
          </table:table-cell>
          <table:table-cell table:style-name="ce1" office:value-type="string" calcext:value-type="string">
            <text:p>Unfolding</text:p>
          </table:table-cell>
          <table:table-cell table:style-name="ce1" office:value-type="string" calcext:value-type="string">
            <text:p>Retrieving</text:p>
          </table:table-cell>
          <table:table-cell table:style-name="ce1" office:value-type="string" calcext:value-type="string">
            <text:p>Outputting</text:p>
          </table:table-cell>
          <table:table-cell table:style-name="ce1" office:value-type="string" calcext:value-type="string">
            <text:p>NoOfResults</text:p>
          </table:table-cell>
          <table:table-cell/>
          <table:table-cell table:style-name="ce3" office:value-type="string" calcext:value-type="string">
            <text:p>Total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npdExtra/MysqlAllOpt/003-user.rq</text:p>
          </table:table-cell>
          <table:table-cell table:style-name="ce2" office:value-type="float" office:value="127.625594" calcext:value-type="float">
            <text:p>127.625594</text:p>
          </table:table-cell>
          <table:table-cell table:style-name="ce2" office:value-type="float" office:value="499.6781" calcext:value-type="float">
            <text:p>499.6781</text:p>
          </table:table-cell>
          <table:table-cell table:style-name="ce2" office:value-type="float" office:value="140.78803" calcext:value-type="float">
            <text:p>140.78803</text:p>
          </table:table-cell>
          <table:table-cell table:style-name="ce2" office:value-type="float" office:value="91000" calcext:value-type="float">
            <text:p>91000</text:p>
          </table:table-cell>
          <table:table-cell/>
          <table:table-cell table:formula="of:=SUM([.B2:.D2])" office:value-type="float" office:value="768.091724" calcext:value-type="float">
            <text:p>768.091724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npdExtra/MysqlAllOpt/005-user.rq</text:p>
          </table:table-cell>
          <table:table-cell table:style-name="ce2" office:value-type="float" office:value="23.345203" calcext:value-type="float">
            <text:p>23.345203</text:p>
          </table:table-cell>
          <table:table-cell table:style-name="ce2" office:value-type="float" office:value="79313.643986" calcext:value-type="float">
            <text:p>79313.643986</text:p>
          </table:table-cell>
          <table:table-cell table:style-name="ce2" office:value-type="float" office:value="2681.189517" calcext:value-type="float">
            <text:p>2681.189517</text:p>
          </table:table-cell>
          <table:table-cell table:style-name="ce2" office:value-type="float" office:value="1725400" calcext:value-type="float">
            <text:p>1725400</text:p>
          </table:table-cell>
          <table:table-cell/>
          <table:table-cell table:formula="of:=SUM([.B3:.D3])" office:value-type="float" office:value="82018.178706" calcext:value-type="float">
            <text:p>82018.17870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npdExtra/MysqlAllOpt/007-user.rq</text:p>
          </table:table-cell>
          <table:table-cell table:style-name="ce2" office:value-type="float" office:value="9.493659" calcext:value-type="float">
            <text:p>9.493659</text:p>
          </table:table-cell>
          <table:table-cell table:style-name="ce2" office:value-type="float" office:value="43.469554" calcext:value-type="float">
            <text:p>43.469554</text:p>
          </table:table-cell>
          <table:table-cell table:style-name="ce2" office:value-type="float" office:value="16.43744" calcext:value-type="float">
            <text:p>16.43744</text:p>
          </table:table-cell>
          <table:table-cell table:style-name="ce2" office:value-type="float" office:value="9800" calcext:value-type="float">
            <text:p>9800</text:p>
          </table:table-cell>
          <table:table-cell/>
          <table:table-cell table:formula="of:=SUM([.B4:.D4])" office:value-type="float" office:value="69.400653" calcext:value-type="float">
            <text:p>69.400653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npdExtra/MysqlAllOpt/011-user.rq</text:p>
          </table:table-cell>
          <table:table-cell table:style-name="ce2" office:value-type="float" office:value="22.665787" calcext:value-type="float">
            <text:p>22.665787</text:p>
          </table:table-cell>
          <table:table-cell table:style-name="ce2" office:value-type="float" office:value="60886.126023" calcext:value-type="float">
            <text:p>60886.126023</text:p>
          </table:table-cell>
          <table:table-cell table:style-name="ce2" office:value-type="float" office:value="2376.90988" calcext:value-type="float">
            <text:p>2376.90988</text:p>
          </table:table-cell>
          <table:table-cell table:style-name="ce2" office:value-type="float" office:value="1524245" calcext:value-type="float">
            <text:p>1524245</text:p>
          </table:table-cell>
          <table:table-cell/>
          <table:table-cell table:formula="of:=SUM([.B5:.D5])" office:value-type="float" office:value="63285.70169" calcext:value-type="float">
            <text:p>63285.7016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npdExtra/MysqlAllOpt/013-user.rq</text:p>
          </table:table-cell>
          <table:table-cell table:style-name="ce2" office:value-type="float" office:value="139.782608" calcext:value-type="float">
            <text:p>139.782608</text:p>
          </table:table-cell>
          <table:table-cell table:style-name="ce1" office:value-type="string" calcext:value-type="string">
            <text:p>execution error or timeout 20min</text:p>
          </table:table-cell>
          <table:table-cell table:style-name="ce2" office:value-type="float" office:value="-1" calcext:value-type="float">
            <text:p>-1</text:p>
          </table:table-cell>
          <table:table-cell table:style-name="ce1"/>
          <table:table-cell/>
          <table:table-cell table:formula="of:=SUM([.B6:.D6])" office:value-type="float" office:value="138.782608" calcext:value-type="float">
            <text:p>138.78260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npdExtra/MysqlAllOpt/019-user.rq</text:p>
          </table:table-cell>
          <table:table-cell table:style-name="ce2" office:value-type="float" office:value="17.739378" calcext:value-type="float">
            <text:p>17.739378</text:p>
          </table:table-cell>
          <table:table-cell table:style-name="ce2" office:value-type="float" office:value="10043.512893" calcext:value-type="float">
            <text:p>10043.512893</text:p>
          </table:table-cell>
          <table:table-cell table:style-name="ce2" office:value-type="float" office:value="81.843052" calcext:value-type="float">
            <text:p>81.843052</text:p>
          </table:table-cell>
          <table:table-cell table:style-name="ce2" office:value-type="float" office:value="64700" calcext:value-type="float">
            <text:p>64700</text:p>
          </table:table-cell>
          <table:table-cell/>
          <table:table-cell table:formula="of:=SUM([.B7:.D7])" office:value-type="float" office:value="10143.095323" calcext:value-type="float">
            <text:p>10143.095323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npdExtra/MysqlAllOpt/020-user.rq</text:p>
          </table:table-cell>
          <table:table-cell table:style-name="ce2" office:value-type="float" office:value="14.957472" calcext:value-type="float">
            <text:p>14.957472</text:p>
          </table:table-cell>
          <table:table-cell table:style-name="ce2" office:value-type="float" office:value="684.572923" calcext:value-type="float">
            <text:p>684.572923</text:p>
          </table:table-cell>
          <table:table-cell table:style-name="ce2" office:value-type="float" office:value="56.346261" calcext:value-type="float">
            <text:p>56.346261</text:p>
          </table:table-cell>
          <table:table-cell table:style-name="ce2" office:value-type="float" office:value="46097" calcext:value-type="float">
            <text:p>46097</text:p>
          </table:table-cell>
          <table:table-cell/>
          <table:table-cell table:formula="of:=SUM([.B8:.D8])" office:value-type="float" office:value="755.876656" calcext:value-type="float">
            <text:p>755.87665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npdExtra/MysqlAllOpt/042-test.rq</text:p>
          </table:table-cell>
          <table:table-cell table:style-name="ce2" office:value-type="float" office:value="10.900391" calcext:value-type="float">
            <text:p>10.900391</text:p>
          </table:table-cell>
          <table:table-cell table:style-name="ce2" office:value-type="float" office:value="19019.33694" calcext:value-type="float">
            <text:p>19019.33694</text:p>
          </table:table-cell>
          <table:table-cell table:style-name="ce2" office:value-type="float" office:value="354.702345" calcext:value-type="float">
            <text:p>354.702345</text:p>
          </table:table-cell>
          <table:table-cell table:style-name="ce2" office:value-type="float" office:value="1020160" calcext:value-type="float">
            <text:p>1020160</text:p>
          </table:table-cell>
          <table:table-cell/>
          <table:table-cell table:formula="of:=SUM([.B9:.D9])" office:value-type="float" office:value="19384.939676" calcext:value-type="float">
            <text:p>19384.93967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npdExtra/MysqlAllOpt/043-test.rq</text:p>
          </table:table-cell>
          <table:table-cell table:style-name="ce2" office:value-type="float" office:value="13.055873" calcext:value-type="float">
            <text:p>13.055873</text:p>
          </table:table-cell>
          <table:table-cell table:style-name="ce2" office:value-type="float" office:value="15318.358624" calcext:value-type="float">
            <text:p>15318.358624</text:p>
          </table:table-cell>
          <table:table-cell table:style-name="ce2" office:value-type="float" office:value="381.429076" calcext:value-type="float">
            <text:p>381.429076</text:p>
          </table:table-cell>
          <table:table-cell table:style-name="ce2" office:value-type="float" office:value="1020160" calcext:value-type="float">
            <text:p>1020160</text:p>
          </table:table-cell>
          <table:table-cell/>
          <table:table-cell table:formula="of:=SUM([.B10:.D10])" office:value-type="float" office:value="15712.843573" calcext:value-type="float">
            <text:p>15712.843573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npdExtra/MysqlAllOpt/044-test.rq</text:p>
          </table:table-cell>
          <table:table-cell table:style-name="ce2" office:value-type="float" office:value="456.655576" calcext:value-type="float">
            <text:p>456.655576</text:p>
          </table:table-cell>
          <table:table-cell table:style-name="ce2" office:value-type="float" office:value="2727.633772" calcext:value-type="float">
            <text:p>2727.633772</text:p>
          </table:table-cell>
          <table:table-cell table:style-name="ce2" office:value-type="float" office:value="0.945608" calcext:value-type="float">
            <text:p>0.945608</text:p>
          </table:table-cell>
          <table:table-cell table:style-name="ce2" office:value-type="float" office:value="3551" calcext:value-type="float">
            <text:p>3551</text:p>
          </table:table-cell>
          <table:table-cell/>
          <table:table-cell table:formula="of:=SUM([.B11:.D11])" office:value-type="float" office:value="3185.234956" calcext:value-type="float">
            <text:p>3185.23495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npdExtra/MysqlAllOpt/045-test.rq</text:p>
          </table:table-cell>
          <table:table-cell table:style-name="ce2" office:value-type="float" office:value="2.935985" calcext:value-type="float">
            <text:p>2.935985</text:p>
          </table:table-cell>
          <table:table-cell table:style-name="ce2" office:value-type="float" office:value="24.814308" calcext:value-type="float">
            <text:p>24.814308</text:p>
          </table:table-cell>
          <table:table-cell table:style-name="ce2" office:value-type="float" office:value="33.733883" calcext:value-type="float">
            <text:p>33.733883</text:p>
          </table:table-cell>
          <table:table-cell table:style-name="ce2" office:value-type="float" office:value="41700" calcext:value-type="float">
            <text:p>41700</text:p>
          </table:table-cell>
          <table:table-cell/>
          <table:table-cell table:formula="of:=SUM([.B12:.D12])" office:value-type="float" office:value="61.484176" calcext:value-type="float">
            <text:p>61.48417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npdExtra/MysqlAllOpt/047-test.rq</text:p>
          </table:table-cell>
          <table:table-cell table:style-name="ce2" office:value-type="float" office:value="33.318175" calcext:value-type="float">
            <text:p>33.318175</text:p>
          </table:table-cell>
          <table:table-cell table:style-name="ce2" office:value-type="float" office:value="5196.683" calcext:value-type="float">
            <text:p>5196.683</text:p>
          </table:table-cell>
          <table:table-cell table:style-name="ce2" office:value-type="float" office:value="36.100216" calcext:value-type="float">
            <text:p>36.100216</text:p>
          </table:table-cell>
          <table:table-cell table:style-name="ce2" office:value-type="float" office:value="112914" calcext:value-type="float">
            <text:p>112914</text:p>
          </table:table-cell>
          <table:table-cell/>
          <table:table-cell table:formula="of:=SUM([.B13:.D13])" office:value-type="float" office:value="5266.101391" calcext:value-type="float">
            <text:p>5266.101391</text:p>
          </table:table-cell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number-columns-repeated="2"/>
          <table:table-cell table:formula="of:=SUM([.C2:.C13])" office:value-type="string" office:string-value="193757.8301" calcext:value-type="string">
            <text:p>193757.8301</text:p>
          </table:table-cell>
          <table:table-cell table:number-columns-repeated="3"/>
          <table:table-cell table:formula="of:=SUM([.G2:.G13])" office:value-type="string" office:string-value="200789.7311" calcext:value-type="string">
            <text:p>200789.7311</text:p>
          </table:table-cell>
          <table:table-cell table:number-columns-repeated="1017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ySQLNpdExtraDEOnly" table:style-name="ta8">
        <table:table-column table:style-name="co2" table:number-columns-repeated="1024" table:default-cell-style-name="Default"/>
        <table:table-row table:style-name="ro1">
          <table:table-cell table:style-name="ce1" office:value-type="string" calcext:value-type="string">
            <text:p>Query</text:p>
          </table:table-cell>
          <table:table-cell table:style-name="ce1" office:value-type="string" calcext:value-type="string">
            <text:p>Unfolding</text:p>
          </table:table-cell>
          <table:table-cell table:style-name="ce1" office:value-type="string" calcext:value-type="string">
            <text:p>Retrieving</text:p>
          </table:table-cell>
          <table:table-cell table:style-name="ce1" office:value-type="string" calcext:value-type="string">
            <text:p>Outputting</text:p>
          </table:table-cell>
          <table:table-cell table:style-name="ce1" office:value-type="string" calcext:value-type="string">
            <text:p>NoOfResults</text:p>
          </table:table-cell>
          <table:table-cell/>
          <table:table-cell table:style-name="ce3" office:value-type="string" calcext:value-type="string">
            <text:p>Total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npdExtra/MysqlDEOnly/003-user.rq</text:p>
          </table:table-cell>
          <table:table-cell table:style-name="ce2" office:value-type="float" office:value="168.416602" calcext:value-type="float">
            <text:p>168.416602</text:p>
          </table:table-cell>
          <table:table-cell table:style-name="ce2" office:value-type="float" office:value="397.407145" calcext:value-type="float">
            <text:p>397.407145</text:p>
          </table:table-cell>
          <table:table-cell table:style-name="ce2" office:value-type="float" office:value="152.930706" calcext:value-type="float">
            <text:p>152.930706</text:p>
          </table:table-cell>
          <table:table-cell table:style-name="ce2" office:value-type="float" office:value="91000" calcext:value-type="float">
            <text:p>91000</text:p>
          </table:table-cell>
          <table:table-cell/>
          <table:table-cell table:formula="of:=SUM([.B2:.D2])" office:value-type="float" office:value="718.754453" calcext:value-type="float">
            <text:p>718.754453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npdExtra/MysqlDEOnly/005-user.rq</text:p>
          </table:table-cell>
          <table:table-cell table:style-name="ce2" office:value-type="float" office:value="25.259535" calcext:value-type="float">
            <text:p>25.259535</text:p>
          </table:table-cell>
          <table:table-cell table:style-name="ce2" office:value-type="float" office:value="20572.325002" calcext:value-type="float">
            <text:p>20572.325002</text:p>
          </table:table-cell>
          <table:table-cell table:style-name="ce2" office:value-type="float" office:value="3245.728231" calcext:value-type="float">
            <text:p>3245.728231</text:p>
          </table:table-cell>
          <table:table-cell table:style-name="ce2" office:value-type="float" office:value="1725400" calcext:value-type="float">
            <text:p>1725400</text:p>
          </table:table-cell>
          <table:table-cell/>
          <table:table-cell table:formula="of:=SUM([.B3:.D3])" office:value-type="float" office:value="23843.312768" calcext:value-type="float">
            <text:p>23843.31276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npdExtra/MysqlDEOnly/007-user.rq</text:p>
          </table:table-cell>
          <table:table-cell table:style-name="ce2" office:value-type="float" office:value="6.662424" calcext:value-type="float">
            <text:p>6.662424</text:p>
          </table:table-cell>
          <table:table-cell table:style-name="ce2" office:value-type="float" office:value="38.909843" calcext:value-type="float">
            <text:p>38.909843</text:p>
          </table:table-cell>
          <table:table-cell table:style-name="ce2" office:value-type="float" office:value="16.032881" calcext:value-type="float">
            <text:p>16.032881</text:p>
          </table:table-cell>
          <table:table-cell table:style-name="ce2" office:value-type="float" office:value="9800" calcext:value-type="float">
            <text:p>9800</text:p>
          </table:table-cell>
          <table:table-cell/>
          <table:table-cell table:formula="of:=SUM([.B4:.D4])" office:value-type="float" office:value="61.605148" calcext:value-type="float">
            <text:p>61.60514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npdExtra/MysqlDEOnly/011-user.rq</text:p>
          </table:table-cell>
          <table:table-cell table:style-name="ce2" office:value-type="float" office:value="29.444505" calcext:value-type="float">
            <text:p>29.444505</text:p>
          </table:table-cell>
          <table:table-cell table:style-name="ce2" office:value-type="float" office:value="45813.563724" calcext:value-type="float">
            <text:p>45813.563724</text:p>
          </table:table-cell>
          <table:table-cell table:style-name="ce2" office:value-type="float" office:value="2201.487226" calcext:value-type="float">
            <text:p>2201.487226</text:p>
          </table:table-cell>
          <table:table-cell table:style-name="ce2" office:value-type="float" office:value="1524245" calcext:value-type="float">
            <text:p>1524245</text:p>
          </table:table-cell>
          <table:table-cell/>
          <table:table-cell table:formula="of:=SUM([.B5:.D5])" office:value-type="float" office:value="48044.495455" calcext:value-type="float">
            <text:p>48044.49545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npdExtra/MysqlDEOnly/013-user.rq</text:p>
          </table:table-cell>
          <table:table-cell table:style-name="ce2" office:value-type="float" office:value="202.346336" calcext:value-type="float">
            <text:p>202.346336</text:p>
          </table:table-cell>
          <table:table-cell table:style-name="ce1" office:value-type="string" calcext:value-type="string">
            <text:p>execution error or timeout 20min</text:p>
          </table:table-cell>
          <table:table-cell table:style-name="ce2" office:value-type="float" office:value="-1" calcext:value-type="float">
            <text:p>-1</text:p>
          </table:table-cell>
          <table:table-cell table:style-name="ce1"/>
          <table:table-cell/>
          <table:table-cell table:formula="of:=SUM([.B6:.D6])" office:value-type="float" office:value="201.346336" calcext:value-type="float">
            <text:p>201.34633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npdExtra/MysqlDEOnly/019-user.rq</text:p>
          </table:table-cell>
          <table:table-cell table:style-name="ce2" office:value-type="float" office:value="18.446907" calcext:value-type="float">
            <text:p>18.446907</text:p>
          </table:table-cell>
          <table:table-cell table:style-name="ce2" office:value-type="float" office:value="10832.517614" calcext:value-type="float">
            <text:p>10832.517614</text:p>
          </table:table-cell>
          <table:table-cell table:style-name="ce2" office:value-type="float" office:value="17.498354" calcext:value-type="float">
            <text:p>17.498354</text:p>
          </table:table-cell>
          <table:table-cell table:style-name="ce2" office:value-type="float" office:value="64700" calcext:value-type="float">
            <text:p>64700</text:p>
          </table:table-cell>
          <table:table-cell/>
          <table:table-cell table:formula="of:=SUM([.B7:.D7])" office:value-type="float" office:value="10868.462875" calcext:value-type="float">
            <text:p>10868.46287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npdExtra/MysqlDEOnly/020-user.rq</text:p>
          </table:table-cell>
          <table:table-cell table:style-name="ce2" office:value-type="float" office:value="14.984702" calcext:value-type="float">
            <text:p>14.984702</text:p>
          </table:table-cell>
          <table:table-cell table:style-name="ce2" office:value-type="float" office:value="720.444774" calcext:value-type="float">
            <text:p>720.444774</text:p>
          </table:table-cell>
          <table:table-cell table:style-name="ce2" office:value-type="float" office:value="7.226256" calcext:value-type="float">
            <text:p>7.226256</text:p>
          </table:table-cell>
          <table:table-cell table:style-name="ce2" office:value-type="float" office:value="46097" calcext:value-type="float">
            <text:p>46097</text:p>
          </table:table-cell>
          <table:table-cell/>
          <table:table-cell table:formula="of:=SUM([.B8:.D8])" office:value-type="float" office:value="742.655732" calcext:value-type="float">
            <text:p>742.655732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npdExtra/MysqlDEOnly/042-test.rq</text:p>
          </table:table-cell>
          <table:table-cell table:style-name="ce2" office:value-type="float" office:value="13.040478" calcext:value-type="float">
            <text:p>13.040478</text:p>
          </table:table-cell>
          <table:table-cell table:style-name="ce2" office:value-type="float" office:value="16064.118541" calcext:value-type="float">
            <text:p>16064.118541</text:p>
          </table:table-cell>
          <table:table-cell table:style-name="ce2" office:value-type="float" office:value="415.092525" calcext:value-type="float">
            <text:p>415.092525</text:p>
          </table:table-cell>
          <table:table-cell table:style-name="ce2" office:value-type="float" office:value="1020160" calcext:value-type="float">
            <text:p>1020160</text:p>
          </table:table-cell>
          <table:table-cell/>
          <table:table-cell table:formula="of:=SUM([.B9:.D9])" office:value-type="float" office:value="16492.251544" calcext:value-type="float">
            <text:p>16492.251544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npdExtra/MysqlDEOnly/043-test.rq</text:p>
          </table:table-cell>
          <table:table-cell table:style-name="ce2" office:value-type="float" office:value="11.393633" calcext:value-type="float">
            <text:p>11.393633</text:p>
          </table:table-cell>
          <table:table-cell table:style-name="ce2" office:value-type="float" office:value="13357.712616" calcext:value-type="float">
            <text:p>13357.712616</text:p>
          </table:table-cell>
          <table:table-cell table:style-name="ce2" office:value-type="float" office:value="389.016343" calcext:value-type="float">
            <text:p>389.016343</text:p>
          </table:table-cell>
          <table:table-cell table:style-name="ce2" office:value-type="float" office:value="1020160" calcext:value-type="float">
            <text:p>1020160</text:p>
          </table:table-cell>
          <table:table-cell/>
          <table:table-cell table:formula="of:=SUM([.B10:.D10])" office:value-type="float" office:value="13758.122592" calcext:value-type="float">
            <text:p>13758.122592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npdExtra/MysqlDEOnly/044-test.rq</text:p>
          </table:table-cell>
          <table:table-cell table:style-name="ce2" office:value-type="float" office:value="469.026473" calcext:value-type="float">
            <text:p>469.026473</text:p>
          </table:table-cell>
          <table:table-cell table:style-name="ce2" office:value-type="float" office:value="6500.503557" calcext:value-type="float">
            <text:p>6500.503557</text:p>
          </table:table-cell>
          <table:table-cell table:style-name="ce2" office:value-type="float" office:value="1.332388" calcext:value-type="float">
            <text:p>1.332388</text:p>
          </table:table-cell>
          <table:table-cell table:style-name="ce2" office:value-type="float" office:value="3551" calcext:value-type="float">
            <text:p>3551</text:p>
          </table:table-cell>
          <table:table-cell/>
          <table:table-cell table:formula="of:=SUM([.B11:.D11])" office:value-type="float" office:value="6970.862418" calcext:value-type="float">
            <text:p>6970.86241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npdExtra/MysqlDEOnly/045-test.rq</text:p>
          </table:table-cell>
          <table:table-cell table:style-name="ce2" office:value-type="float" office:value="2.803228" calcext:value-type="float">
            <text:p>2.803228</text:p>
          </table:table-cell>
          <table:table-cell table:style-name="ce2" office:value-type="float" office:value="306.068316" calcext:value-type="float">
            <text:p>306.068316</text:p>
          </table:table-cell>
          <table:table-cell table:style-name="ce2" office:value-type="float" office:value="8.603173" calcext:value-type="float">
            <text:p>8.603173</text:p>
          </table:table-cell>
          <table:table-cell table:style-name="ce2" office:value-type="float" office:value="41700" calcext:value-type="float">
            <text:p>41700</text:p>
          </table:table-cell>
          <table:table-cell/>
          <table:table-cell table:formula="of:=SUM([.B12:.D12])" office:value-type="float" office:value="317.474717" calcext:value-type="float">
            <text:p>317.474717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npdExtra/MysqlDEOnly/047-test.rq</text:p>
          </table:table-cell>
          <table:table-cell table:style-name="ce2" office:value-type="float" office:value="70.620975" calcext:value-type="float">
            <text:p>70.620975</text:p>
          </table:table-cell>
          <table:table-cell table:style-name="ce2" office:value-type="float" office:value="5830.691897" calcext:value-type="float">
            <text:p>5830.691897</text:p>
          </table:table-cell>
          <table:table-cell table:style-name="ce2" office:value-type="float" office:value="37.484021" calcext:value-type="float">
            <text:p>37.484021</text:p>
          </table:table-cell>
          <table:table-cell table:style-name="ce2" office:value-type="float" office:value="112914" calcext:value-type="float">
            <text:p>112914</text:p>
          </table:table-cell>
          <table:table-cell/>
          <table:table-cell table:formula="of:=SUM([.B13:.D13])" office:value-type="float" office:value="5938.796893" calcext:value-type="float">
            <text:p>5938.796893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6"/>
          <table:table-cell table:formula="of:=SUM([.G2:.G13])" office:value-type="string" office:string-value="127958.1409" calcext:value-type="string">
            <text:p>127958.1409</text:p>
          </table:table-cell>
          <table:table-cell table:number-columns-repeated="1017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ySQLNpdExtraNoOpt" table:style-name="ta9">
        <table:table-column table:style-name="co8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Query</text:p>
          </table:table-cell>
          <table:table-cell table:style-name="ce1" office:value-type="string" calcext:value-type="string">
            <text:p>Unfolding</text:p>
          </table:table-cell>
          <table:table-cell table:style-name="ce1" office:value-type="string" calcext:value-type="string">
            <text:p>Retrieving</text:p>
          </table:table-cell>
          <table:table-cell table:style-name="ce1" office:value-type="string" calcext:value-type="string">
            <text:p>Outputting</text:p>
          </table:table-cell>
          <table:table-cell table:style-name="ce1" office:value-type="string" calcext:value-type="string">
            <text:p>NoOfResults</text:p>
          </table:table-cell>
          <table:table-cell/>
          <table:table-cell table:style-name="ce3" office:value-type="string" calcext:value-type="string">
            <text:p>Total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npdExtra/MysqlNoOpt/003-user.rq</text:p>
          </table:table-cell>
          <table:table-cell table:style-name="ce2" office:value-type="float" office:value="144.529401" calcext:value-type="float">
            <text:p>144.529401</text:p>
          </table:table-cell>
          <table:table-cell table:style-name="ce2" office:value-type="float" office:value="399.52578" calcext:value-type="float">
            <text:p>399.52578</text:p>
          </table:table-cell>
          <table:table-cell table:style-name="ce2" office:value-type="float" office:value="148.872095" calcext:value-type="float">
            <text:p>148.872095</text:p>
          </table:table-cell>
          <table:table-cell table:style-name="ce2" office:value-type="float" office:value="91000" calcext:value-type="float">
            <text:p>91000</text:p>
          </table:table-cell>
          <table:table-cell/>
          <table:table-cell table:formula="of:=SUM([.B2:.D2])" office:value-type="float" office:value="692.927276" calcext:value-type="float">
            <text:p>692.92727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npdExtra/MysqlNoOpt/005-user.rq</text:p>
          </table:table-cell>
          <table:table-cell table:style-name="ce2" office:value-type="float" office:value="13.293754" calcext:value-type="float">
            <text:p>13.293754</text:p>
          </table:table-cell>
          <table:table-cell table:style-name="ce2" office:value-type="float" office:value="19679.571857" calcext:value-type="float">
            <text:p>19679.571857</text:p>
          </table:table-cell>
          <table:table-cell table:style-name="ce2" office:value-type="float" office:value="2878.293224" calcext:value-type="float">
            <text:p>2878.293224</text:p>
          </table:table-cell>
          <table:table-cell table:style-name="ce2" office:value-type="float" office:value="1725400" calcext:value-type="float">
            <text:p>1725400</text:p>
          </table:table-cell>
          <table:table-cell/>
          <table:table-cell table:formula="of:=SUM([.B3:.D3])" office:value-type="float" office:value="22571.158835" calcext:value-type="float">
            <text:p>22571.15883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npdExtra/MysqlNoOpt/007-user.rq</text:p>
          </table:table-cell>
          <table:table-cell table:style-name="ce2" office:value-type="float" office:value="6.401829" calcext:value-type="float">
            <text:p>6.401829</text:p>
          </table:table-cell>
          <table:table-cell table:style-name="ce2" office:value-type="float" office:value="45.463055" calcext:value-type="float">
            <text:p>45.463055</text:p>
          </table:table-cell>
          <table:table-cell table:style-name="ce2" office:value-type="float" office:value="27.231581" calcext:value-type="float">
            <text:p>27.231581</text:p>
          </table:table-cell>
          <table:table-cell table:style-name="ce2" office:value-type="float" office:value="9800" calcext:value-type="float">
            <text:p>9800</text:p>
          </table:table-cell>
          <table:table-cell/>
          <table:table-cell table:formula="of:=SUM([.B4:.D4])" office:value-type="float" office:value="79.096465" calcext:value-type="float">
            <text:p>79.09646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npdExtra/MysqlNoOpt/011-user.rq</text:p>
          </table:table-cell>
          <table:table-cell table:style-name="ce2" office:value-type="float" office:value="13.160011" calcext:value-type="float">
            <text:p>13.160011</text:p>
          </table:table-cell>
          <table:table-cell table:style-name="ce2" office:value-type="float" office:value="77719.511581" calcext:value-type="float">
            <text:p>77719.511581</text:p>
          </table:table-cell>
          <table:table-cell table:style-name="ce2" office:value-type="float" office:value="2808.566443" calcext:value-type="float">
            <text:p>2808.566443</text:p>
          </table:table-cell>
          <table:table-cell table:style-name="ce2" office:value-type="float" office:value="1524245" calcext:value-type="float">
            <text:p>1524245</text:p>
          </table:table-cell>
          <table:table-cell/>
          <table:table-cell table:formula="of:=SUM([.B5:.D5])" office:value-type="float" office:value="80541.238035" calcext:value-type="float">
            <text:p>80541.23803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npdExtra/MysqlNoOpt/013-user.rq</text:p>
          </table:table-cell>
          <table:table-cell table:style-name="ce2" office:value-type="float" office:value="76.931544" calcext:value-type="float">
            <text:p>76.931544</text:p>
          </table:table-cell>
          <table:table-cell table:style-name="ce1" office:value-type="string" calcext:value-type="string">
            <text:p>execution error or timeout 20min</text:p>
          </table:table-cell>
          <table:table-cell table:style-name="ce2" office:value-type="float" office:value="-1" calcext:value-type="float">
            <text:p>-1</text:p>
          </table:table-cell>
          <table:table-cell table:style-name="ce1"/>
          <table:table-cell/>
          <table:table-cell table:formula="of:=SUM([.B6:.D6])" office:value-type="float" office:value="75.931544" calcext:value-type="float">
            <text:p>75.931544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npdExtra/MysqlNoOpt/019-user.rq</text:p>
          </table:table-cell>
          <table:table-cell table:style-name="ce2" office:value-type="float" office:value="11.576853" calcext:value-type="float">
            <text:p>11.576853</text:p>
          </table:table-cell>
          <table:table-cell table:style-name="ce2" office:value-type="float" office:value="143785.691726" calcext:value-type="float">
            <text:p>143785.691726</text:p>
          </table:table-cell>
          <table:table-cell table:style-name="ce2" office:value-type="float" office:value="13.538742" calcext:value-type="float">
            <text:p>13.538742</text:p>
          </table:table-cell>
          <table:table-cell table:style-name="ce2" office:value-type="float" office:value="64700" calcext:value-type="float">
            <text:p>64700</text:p>
          </table:table-cell>
          <table:table-cell/>
          <table:table-cell table:formula="of:=SUM([.B7:.D7])" office:value-type="float" office:value="143810.807321" calcext:value-type="float">
            <text:p>143810.80732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npdExtra/MysqlNoOpt/020-user.rq</text:p>
          </table:table-cell>
          <table:table-cell table:style-name="ce2" office:value-type="float" office:value="8.054708" calcext:value-type="float">
            <text:p>8.054708</text:p>
          </table:table-cell>
          <table:table-cell table:style-name="ce2" office:value-type="float" office:value="537.408626" calcext:value-type="float">
            <text:p>537.408626</text:p>
          </table:table-cell>
          <table:table-cell table:style-name="ce2" office:value-type="float" office:value="6.900537" calcext:value-type="float">
            <text:p>6.900537</text:p>
          </table:table-cell>
          <table:table-cell table:style-name="ce2" office:value-type="float" office:value="46097" calcext:value-type="float">
            <text:p>46097</text:p>
          </table:table-cell>
          <table:table-cell/>
          <table:table-cell table:formula="of:=SUM([.B8:.D8])" office:value-type="float" office:value="552.363871" calcext:value-type="float">
            <text:p>552.36387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npdExtra/MysqlNoOpt/042-test.rq</text:p>
          </table:table-cell>
          <table:table-cell table:style-name="ce2" office:value-type="float" office:value="8.677949" calcext:value-type="float">
            <text:p>8.677949</text:p>
          </table:table-cell>
          <table:table-cell table:style-name="ce2" office:value-type="float" office:value="15252.074759" calcext:value-type="float">
            <text:p>15252.074759</text:p>
          </table:table-cell>
          <table:table-cell table:style-name="ce2" office:value-type="float" office:value="342.867348" calcext:value-type="float">
            <text:p>342.867348</text:p>
          </table:table-cell>
          <table:table-cell table:style-name="ce2" office:value-type="float" office:value="1020160" calcext:value-type="float">
            <text:p>1020160</text:p>
          </table:table-cell>
          <table:table-cell/>
          <table:table-cell table:formula="of:=SUM([.B9:.D9])" office:value-type="float" office:value="15603.620056" calcext:value-type="float">
            <text:p>15603.62005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npdExtra/MysqlNoOpt/043-test.rq</text:p>
          </table:table-cell>
          <table:table-cell table:style-name="ce2" office:value-type="float" office:value="9.458155" calcext:value-type="float">
            <text:p>9.458155</text:p>
          </table:table-cell>
          <table:table-cell table:style-name="ce2" office:value-type="float" office:value="13115.437451" calcext:value-type="float">
            <text:p>13115.437451</text:p>
          </table:table-cell>
          <table:table-cell table:style-name="ce2" office:value-type="float" office:value="380.772418" calcext:value-type="float">
            <text:p>380.772418</text:p>
          </table:table-cell>
          <table:table-cell table:style-name="ce2" office:value-type="float" office:value="1020160" calcext:value-type="float">
            <text:p>1020160</text:p>
          </table:table-cell>
          <table:table-cell/>
          <table:table-cell table:formula="of:=SUM([.B10:.D10])" office:value-type="float" office:value="13505.668024" calcext:value-type="float">
            <text:p>13505.668024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npdExtra/MysqlNoOpt/044-test.rq</text:p>
          </table:table-cell>
          <table:table-cell table:style-name="ce2" office:value-type="float" office:value="468.986919" calcext:value-type="float">
            <text:p>468.986919</text:p>
          </table:table-cell>
          <table:table-cell table:style-name="ce2" office:value-type="float" office:value="2779.833635" calcext:value-type="float">
            <text:p>2779.833635</text:p>
          </table:table-cell>
          <table:table-cell table:style-name="ce2" office:value-type="float" office:value="1.101169" calcext:value-type="float">
            <text:p>1.101169</text:p>
          </table:table-cell>
          <table:table-cell table:style-name="ce2" office:value-type="float" office:value="3551" calcext:value-type="float">
            <text:p>3551</text:p>
          </table:table-cell>
          <table:table-cell/>
          <table:table-cell table:formula="of:=SUM([.B11:.D11])" office:value-type="float" office:value="3249.921723" calcext:value-type="float">
            <text:p>3249.921723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npdExtra/MysqlNoOpt/045-test.rq</text:p>
          </table:table-cell>
          <table:table-cell table:style-name="ce2" office:value-type="float" office:value="1.909319" calcext:value-type="float">
            <text:p>1.909319</text:p>
          </table:table-cell>
          <table:table-cell table:style-name="ce2" office:value-type="float" office:value="299.741263" calcext:value-type="float">
            <text:p>299.741263</text:p>
          </table:table-cell>
          <table:table-cell table:style-name="ce2" office:value-type="float" office:value="8.624011" calcext:value-type="float">
            <text:p>8.624011</text:p>
          </table:table-cell>
          <table:table-cell table:style-name="ce2" office:value-type="float" office:value="41700" calcext:value-type="float">
            <text:p>41700</text:p>
          </table:table-cell>
          <table:table-cell/>
          <table:table-cell table:formula="of:=SUM([.B12:.D12])" office:value-type="float" office:value="310.274593" calcext:value-type="float">
            <text:p>310.274593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ySQL/npdExtra/MysqlNoOpt/047-test.rq</text:p>
          </table:table-cell>
          <table:table-cell table:style-name="ce2" office:value-type="float" office:value="34.071977" calcext:value-type="float">
            <text:p>34.071977</text:p>
          </table:table-cell>
          <table:table-cell table:style-name="ce2" office:value-type="float" office:value="5794.300819" calcext:value-type="float">
            <text:p>5794.300819</text:p>
          </table:table-cell>
          <table:table-cell table:style-name="ce2" office:value-type="float" office:value="38.178545" calcext:value-type="float">
            <text:p>38.178545</text:p>
          </table:table-cell>
          <table:table-cell table:style-name="ce2" office:value-type="float" office:value="112914" calcext:value-type="float">
            <text:p>112914</text:p>
          </table:table-cell>
          <table:table-cell/>
          <table:table-cell table:formula="of:=SUM([.B13:.D13])" office:value-type="float" office:value="5866.551341" calcext:value-type="float">
            <text:p>5866.551341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formula="of:=SUM([.C2:.C13])" office:value-type="string" office:string-value="279408.5606" calcext:value-type="string">
            <text:p>279408.5606</text:p>
          </table:table-cell>
          <table:table-cell table:number-columns-repeated="3"/>
          <table:table-cell table:formula="of:=SUM([.G2:.G13])" office:value-type="string" office:string-value="286859.5591" calcext:value-type="string">
            <text:p>286859.5591</text:p>
          </table:table-cell>
          <table:table-cell table:number-columns-repeated="1017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ySQLLubmAllOpt" style:display-name="PageStyle_MySQLLubmAllOp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ySQLLubmDEOnly" style:display-name="PageStyle_MySQLLubmDEOn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ySQLLubmNoOpt" style:display-name="PageStyle_MySQLLubmNoOp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ySQLNpdAllOpt" style:display-name="PageStyle_MySQLNpdAllOp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ySQLNpdDEOnly" style:display-name="PageStyle_MySQLNpdDEOn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ySQLNpdNoOpt" style:display-name="PageStyle_MySQLNpdNoOp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ySQLNpdExtraAllOpt" style:display-name="PageStyle_MySQLNpdExtraAllOp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ySQLNpdExtraDEOnly" style:display-name="PageStyle_MySQLNpdExtraDEOn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ySQLNpdExtraNoOpt" style:display-name="PageStyle_MySQLNpdExtraNoOp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9" meta:cell-count="940" meta:object-count="0"/>
    <meta:generator>LibreOfficeDev/5.1.0.3$Linux_X86_64 LibreOffice_project/</meta:generator>
  </office:meta>
</office:document-meta>
</file>